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232287a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300de74" officeooo:paragraph-rsid="0300de74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7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260d497" officeooo:paragraph-rsid="0260d497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260d497" officeooo:paragraph-rsid="02e046cf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28af2ba" officeooo:paragraph-rsid="02e43d4c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280470c" officeooo:paragraph-rsid="02e046cf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29ac067" officeooo:paragraph-rsid="02e24375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28a8df8" officeooo:paragraph-rsid="02e046cf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28a8df8" officeooo:paragraph-rsid="02e31d26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8a8df8" officeooo:paragraph-rsid="02e3cec7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21c4c1c" officeooo:paragraph-rsid="02e046cf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1c4c1c" officeooo:paragraph-rsid="02e43d4c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1c4c1c" officeooo:paragraph-rsid="02ebecf5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1c4c1c" officeooo:paragraph-rsid="02ef2371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1c4c1c" officeooo:paragraph-rsid="02f1dec7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1c4c1c" officeooo:paragraph-rsid="02f30226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ebecf5" officeooo:paragraph-rsid="02ebecf5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20e8e48" officeooo:paragraph-rsid="02f45f57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20e8e48" officeooo:paragraph-rsid="02f30424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20e8e48" officeooo:paragraph-rsid="02f40692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f40692" officeooo:paragraph-rsid="02f40692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2f40692" officeooo:paragraph-rsid="02f5cbe0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f40692" officeooo:paragraph-rsid="0326d604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2f40692" officeooo:paragraph-rsid="031410c1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2f40692" officeooo:paragraph-rsid="02f45f57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2f40692" officeooo:paragraph-rsid="0319140c" fo:background-color="transparent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2f53655" officeooo:paragraph-rsid="02f53655" fo:background-color="transparent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31cf59d" officeooo:paragraph-rsid="031cf59d" fo:background-color="transparent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31cf59d" officeooo:paragraph-rsid="0334a16e" fo:background-color="transparent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324755f" officeooo:paragraph-rsid="0324755f" fo:background-color="transparent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326d604" officeooo:paragraph-rsid="0326d604" fo:background-color="transparent" style:font-weight-asian="normal" style:font-weight-complex="normal"/>
    </style:style>
    <style:style style:name="P38" style:family="paragraph" style:parent-style-name="Standard">
      <style:text-properties fo:language="en" fo:country="US" fo:font-weight="normal" officeooo:rsid="03279900" officeooo:paragraph-rsid="03279900" fo:background-color="transparent" style:font-weight-asian="normal" style:font-weight-complex="normal"/>
    </style:style>
    <style:style style:name="P39" style:family="paragraph" style:parent-style-name="Standard">
      <style:text-properties fo:language="en" fo:country="US" fo:font-weight="normal" officeooo:rsid="03177bb6" officeooo:paragraph-rsid="0316080d" fo:background-color="transparent" style:font-weight-asian="normal" style:font-weight-complex="normal"/>
    </style:style>
    <style:style style:name="P40" style:family="paragraph" style:parent-style-name="Standard">
      <style:text-properties fo:language="en" fo:country="US" fo:font-weight="normal" officeooo:rsid="0319140c" officeooo:paragraph-rsid="03177bb6" fo:background-color="transparent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321ba65" officeooo:paragraph-rsid="032412cf" fo:background-color="transparent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331298b" officeooo:paragraph-rsid="03314d81" fo:background-color="transparent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2f5cbe0" officeooo:paragraph-rsid="0334893c" fo:background-color="transparent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3332745" officeooo:paragraph-rsid="03332745" fo:background-color="transparent" style:font-weight-asian="normal" style:font-weight-complex="normal"/>
    </style:style>
    <style:style style:name="P45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1e4eb8" officeooo:paragraph-rsid="02fbfe15" style:font-weight-asian="normal" style:font-weight-complex="normal"/>
    </style:style>
    <style:style style:name="P47" style:family="paragraph" style:parent-style-name="Standard">
      <style:text-properties fo:language="en" fo:country="US" fo:font-weight="normal" officeooo:rsid="001e4eb8" officeooo:paragraph-rsid="030a714d" style:font-weight-asian="normal" style:font-weight-complex="normal"/>
    </style:style>
    <style:style style:name="P48" style:family="paragraph" style:parent-style-name="Standard">
      <style:text-properties fo:language="en" fo:country="US" fo:font-weight="normal" officeooo:rsid="02fc38ca" officeooo:paragraph-rsid="02fc38ca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2fc38ca" officeooo:paragraph-rsid="02fe1c23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2fc38ca" officeooo:paragraph-rsid="0307e792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300de74" officeooo:paragraph-rsid="0300de74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300de74" officeooo:paragraph-rsid="0307e792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30222e6" officeooo:paragraph-rsid="030222e6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2fe1c23" officeooo:paragraph-rsid="0307e792" style:font-weight-asian="normal" style:font-weight-complex="normal"/>
    </style:style>
    <style:style style:name="P55" style:family="paragraph" style:parent-style-name="Standard">
      <style:text-properties fo:language="en" fo:country="US" officeooo:rsid="001b8640" officeooo:paragraph-rsid="00131f4f"/>
    </style:style>
    <style:style style:name="P56" style:family="paragraph" style:parent-style-name="Standard">
      <style:text-properties fo:language="en" fo:country="US" fo:font-style="normal" fo:font-weight="normal" officeooo:rsid="02a8b5c3" officeooo:paragraph-rsid="033baf00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fo:font-weight="normal" officeooo:rsid="028a8df8" officeooo:paragraph-rsid="02e43d4c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fo:font-weight="normal" officeooo:rsid="028a8df8" officeooo:paragraph-rsid="02e668d3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fo:font-weight="normal" officeooo:rsid="02f0a5f0" officeooo:paragraph-rsid="02f30424" fo:background-color="#ddddd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fo:font-weight="normal" officeooo:rsid="02f30226" officeooo:paragraph-rsid="02f40692" fo:background-color="#ddddd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fo:font-weight="normal" officeooo:rsid="02f30226" officeooo:paragraph-rsid="02f5e494" fo:background-color="#dddddd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fo:font-weight="normal" officeooo:rsid="02f30226" officeooo:paragraph-rsid="02fe1c23" fo:background-color="#dddddd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fo:font-weight="normal" officeooo:rsid="02f30226" officeooo:paragraph-rsid="0308b660" fo:background-color="#dddddd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fo:font-weight="normal" officeooo:rsid="02f30226" officeooo:paragraph-rsid="0321ba65" fo:background-color="#dddddd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n" fo:country="US" fo:font-style="normal" fo:font-weight="normal" officeooo:rsid="02f30226" officeooo:paragraph-rsid="03230833" fo:background-color="#ddddd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fo:font-weight="normal" officeooo:rsid="02f30226" officeooo:paragraph-rsid="032353c3" fo:background-color="#dddddd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fo:font-weight="normal" officeooo:rsid="02f30226" officeooo:paragraph-rsid="0334a16e" fo:background-color="#dddddd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fo:font-weight="normal" officeooo:rsid="0100f487" officeooo:paragraph-rsid="02e562ba" fo:background-color="#dddddd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fo:font-weight="normal" officeooo:rsid="0324755f" officeooo:paragraph-rsid="0324bc31" fo:background-color="#dddddd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fo:font-weight="normal" officeooo:rsid="0324755f" officeooo:paragraph-rsid="0329b710" fo:background-color="#dddddd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fo:font-weight="normal" officeooo:rsid="0324755f" officeooo:paragraph-rsid="033baf00" fo:background-color="#dddddd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fo:font-weight="normal" officeooo:rsid="02b74866" officeooo:paragraph-rsid="030c4527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n" fo:country="US" fo:font-style="normal" fo:font-weight="normal" officeooo:rsid="030c4527" officeooo:paragraph-rsid="030e38de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fo:font-weight="normal" officeooo:rsid="030f04ab" officeooo:paragraph-rsid="030f04ab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n" fo:country="US" officeooo:paragraph-rsid="00f05b1d"/>
    </style:style>
    <style:style style:name="P77" style:family="paragraph" style:parent-style-name="Standard">
      <style:text-properties fo:language="en" fo:country="US" officeooo:paragraph-rsid="014f0a12"/>
    </style:style>
    <style:style style:name="P78" style:family="paragraph" style:parent-style-name="Standard">
      <style:text-properties fo:language="en" fo:country="US" officeooo:paragraph-rsid="020eabcb"/>
    </style:style>
    <style:style style:name="P79" style:family="paragraph" style:parent-style-name="Standard">
      <style:text-properties fo:language="en" fo:country="US" officeooo:paragraph-rsid="02197992"/>
    </style:style>
    <style:style style:name="P80" style:family="paragraph" style:parent-style-name="Standard">
      <style:text-properties fo:language="en" fo:country="US" officeooo:paragraph-rsid="0232287a"/>
    </style:style>
    <style:style style:name="P81" style:family="paragraph" style:parent-style-name="Standard">
      <style:text-properties fo:language="en" fo:country="US" officeooo:paragraph-rsid="02e046cf"/>
    </style:style>
    <style:style style:name="P82" style:family="paragraph" style:parent-style-name="Standard">
      <style:text-properties fo:language="en" fo:country="US" officeooo:paragraph-rsid="02e24375"/>
    </style:style>
    <style:style style:name="P83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84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85" style:family="paragraph" style:parent-style-name="Standard">
      <style:text-properties fo:font-size="6pt" fo:language="en" fo:country="US" fo:font-weight="bold" officeooo:rsid="01b1c4bc" officeooo:paragraph-rsid="0232287a" style:font-size-asian="6pt" style:font-weight-asian="bold" style:font-size-complex="6pt" style:font-weight-complex="bold"/>
    </style:style>
    <style:style style:name="P86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87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88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89" style:family="paragraph" style:parent-style-name="Standard">
      <style:text-properties fo:color="#999999" loext:opacity="100%" fo:language="en" fo:country="US" fo:font-weight="normal" officeooo:rsid="028af2ba" officeooo:paragraph-rsid="02e046cf" fo:background-color="transparent" style:font-weight-asian="normal" style:font-weight-complex="normal"/>
    </style:style>
    <style:style style:name="P90" style:family="paragraph" style:parent-style-name="Standard">
      <style:text-properties officeooo:paragraph-rsid="02dfed25"/>
    </style:style>
    <style:style style:name="P91" style:family="paragraph" style:parent-style-name="Standard">
      <style:text-properties officeooo:paragraph-rsid="00ab4647"/>
    </style:style>
    <style:style style:name="P92" style:family="paragraph" style:parent-style-name="Standard">
      <style:text-properties officeooo:paragraph-rsid="02e046cf"/>
    </style:style>
    <style:style style:name="P93" style:family="paragraph" style:parent-style-name="Standard">
      <style:text-properties officeooo:paragraph-rsid="02e24375"/>
    </style:style>
    <style:style style:name="P94" style:family="paragraph" style:parent-style-name="Standard">
      <style:text-properties officeooo:paragraph-rsid="02e31d26"/>
    </style:style>
    <style:style style:name="P95" style:family="paragraph" style:parent-style-name="Standard">
      <style:text-properties officeooo:paragraph-rsid="02e43d4c"/>
    </style:style>
    <style:style style:name="P96" style:family="paragraph" style:parent-style-name="Standard">
      <style:text-properties officeooo:rsid="02e43d4c" officeooo:paragraph-rsid="02e43d4c"/>
    </style:style>
    <style:style style:name="P97" style:family="paragraph" style:parent-style-name="Standard">
      <style:text-properties officeooo:rsid="02e43d4c" officeooo:paragraph-rsid="02e668d3"/>
    </style:style>
    <style:style style:name="P98" style:family="paragraph" style:parent-style-name="Standard">
      <style:text-properties officeooo:paragraph-rsid="02e562ba"/>
    </style:style>
    <style:style style:name="P99" style:family="paragraph" style:parent-style-name="Standard">
      <style:text-properties officeooo:paragraph-rsid="02e668d3"/>
    </style:style>
    <style:style style:name="P100" style:family="paragraph" style:parent-style-name="Standard">
      <style:text-properties officeooo:paragraph-rsid="02e7536d"/>
    </style:style>
    <style:style style:name="P101" style:family="paragraph" style:parent-style-name="Standard">
      <style:text-properties officeooo:paragraph-rsid="02eb2c4b"/>
    </style:style>
    <style:style style:name="P102" style:family="paragraph" style:parent-style-name="Standard">
      <style:text-properties officeooo:paragraph-rsid="02ebecf5"/>
    </style:style>
    <style:style style:name="P103" style:family="paragraph" style:parent-style-name="Standard">
      <style:text-properties officeooo:paragraph-rsid="00131f4f"/>
    </style:style>
    <style:style style:name="P104" style:family="paragraph" style:parent-style-name="Standard">
      <style:text-properties officeooo:paragraph-rsid="02ef2371"/>
    </style:style>
    <style:style style:name="P105" style:family="paragraph" style:parent-style-name="Standard">
      <style:text-properties officeooo:paragraph-rsid="02f0a5f0"/>
    </style:style>
    <style:style style:name="P106" style:family="paragraph" style:parent-style-name="Standard">
      <style:text-properties officeooo:paragraph-rsid="02f30226"/>
    </style:style>
    <style:style style:name="P107" style:family="paragraph" style:parent-style-name="Standard">
      <style:text-properties officeooo:paragraph-rsid="02f3039c"/>
    </style:style>
    <style:style style:name="P108" style:family="paragraph" style:parent-style-name="Standard">
      <style:text-properties officeooo:paragraph-rsid="02f30424"/>
    </style:style>
    <style:style style:name="P109" style:family="paragraph" style:parent-style-name="Standard">
      <style:text-properties officeooo:paragraph-rsid="02f3c009"/>
    </style:style>
    <style:style style:name="P110" style:family="paragraph" style:parent-style-name="Standard">
      <style:text-properties officeooo:paragraph-rsid="02f40692"/>
    </style:style>
    <style:style style:name="P111" style:family="paragraph" style:parent-style-name="Standard">
      <style:text-properties officeooo:rsid="02f53655" officeooo:paragraph-rsid="02f53655"/>
    </style:style>
    <style:style style:name="P112" style:family="paragraph" style:parent-style-name="Standard">
      <style:text-properties officeooo:paragraph-rsid="02f53655"/>
    </style:style>
    <style:style style:name="P113" style:family="paragraph" style:parent-style-name="Standard">
      <style:text-properties officeooo:rsid="02f5cbe0" officeooo:paragraph-rsid="02f5cbe0"/>
    </style:style>
    <style:style style:name="P114" style:family="paragraph" style:parent-style-name="Standard">
      <style:text-properties officeooo:paragraph-rsid="02f5cbe0"/>
    </style:style>
    <style:style style:name="P115" style:family="paragraph" style:parent-style-name="Standard">
      <style:text-properties fo:font-style="normal" officeooo:rsid="02f5cbe0" officeooo:paragraph-rsid="02f5e494" style:font-style-asian="normal" style:font-style-complex="normal"/>
    </style:style>
    <style:style style:name="P116" style:family="paragraph" style:parent-style-name="Standard">
      <style:text-properties officeooo:paragraph-rsid="02f76bd7"/>
    </style:style>
    <style:style style:name="P117" style:family="paragraph" style:parent-style-name="Standard">
      <style:text-properties officeooo:rsid="02f91f79" officeooo:paragraph-rsid="02f91f79"/>
    </style:style>
    <style:style style:name="P118" style:family="paragraph" style:parent-style-name="Standard">
      <style:text-properties officeooo:paragraph-rsid="02f91f79"/>
    </style:style>
    <style:style style:name="P119" style:family="paragraph" style:parent-style-name="Standard">
      <style:text-properties officeooo:rsid="02fe1c23" officeooo:paragraph-rsid="02fe1c23"/>
    </style:style>
    <style:style style:name="P120" style:family="paragraph" style:parent-style-name="Standard">
      <style:text-properties officeooo:rsid="02fe1c23" officeooo:paragraph-rsid="0304e8d4"/>
    </style:style>
    <style:style style:name="P121" style:family="paragraph" style:parent-style-name="Standard">
      <style:text-properties officeooo:paragraph-rsid="02fe1c23"/>
    </style:style>
    <style:style style:name="P122" style:family="paragraph" style:parent-style-name="Standard">
      <style:text-properties officeooo:paragraph-rsid="0307e792"/>
    </style:style>
    <style:style style:name="P123" style:family="paragraph" style:parent-style-name="Standard">
      <style:text-properties officeooo:paragraph-rsid="03091802"/>
    </style:style>
    <style:style style:name="P124" style:family="paragraph" style:parent-style-name="Standard">
      <style:text-properties officeooo:paragraph-rsid="030a714d"/>
    </style:style>
    <style:style style:name="P125" style:family="paragraph" style:parent-style-name="Standard">
      <style:text-properties officeooo:rsid="030a714d" officeooo:paragraph-rsid="030a714d"/>
    </style:style>
    <style:style style:name="P126" style:family="paragraph" style:parent-style-name="Standard">
      <style:text-properties officeooo:paragraph-rsid="030bac04"/>
    </style:style>
    <style:style style:name="P127" style:family="paragraph" style:parent-style-name="Standard">
      <style:text-properties officeooo:paragraph-rsid="030c4527"/>
    </style:style>
    <style:style style:name="P128" style:family="paragraph" style:parent-style-name="Standard">
      <style:text-properties officeooo:paragraph-rsid="030e38de"/>
    </style:style>
    <style:style style:name="P129" style:family="paragraph" style:parent-style-name="Standard">
      <style:text-properties officeooo:paragraph-rsid="030f04ab"/>
    </style:style>
    <style:style style:name="P130" style:family="paragraph" style:parent-style-name="Standard">
      <style:text-properties officeooo:rsid="02f76bd7" officeooo:paragraph-rsid="0307e792"/>
    </style:style>
    <style:style style:name="P131" style:family="paragraph" style:parent-style-name="Standard">
      <style:text-properties officeooo:rsid="0316080d" officeooo:paragraph-rsid="0316080d"/>
    </style:style>
    <style:style style:name="P132" style:family="paragraph" style:parent-style-name="Standard">
      <style:text-properties officeooo:paragraph-rsid="03177bb6"/>
    </style:style>
    <style:style style:name="P133" style:family="paragraph" style:parent-style-name="Standard">
      <style:text-properties officeooo:paragraph-rsid="0319140c"/>
    </style:style>
    <style:style style:name="P134" style:family="paragraph" style:parent-style-name="Standard">
      <style:text-properties officeooo:paragraph-rsid="032412cf"/>
    </style:style>
    <style:style style:name="P135" style:family="paragraph" style:parent-style-name="Standard">
      <style:text-properties officeooo:paragraph-rsid="0324755f"/>
    </style:style>
    <style:style style:name="P136" style:family="paragraph" style:parent-style-name="Standard">
      <style:text-properties officeooo:rsid="0324bc31" officeooo:paragraph-rsid="03252384"/>
    </style:style>
    <style:style style:name="P137" style:family="paragraph" style:parent-style-name="Standard">
      <style:text-properties officeooo:paragraph-rsid="0324bc31"/>
    </style:style>
    <style:style style:name="P138" style:family="paragraph" style:parent-style-name="Standard">
      <style:text-properties officeooo:paragraph-rsid="0326d604"/>
    </style:style>
    <style:style style:name="P139" style:family="paragraph" style:parent-style-name="Standard">
      <style:text-properties officeooo:paragraph-rsid="0331298b"/>
    </style:style>
    <style:style style:name="P140" style:family="paragraph" style:parent-style-name="Standard">
      <style:text-properties officeooo:paragraph-rsid="03314d81"/>
    </style:style>
    <style:style style:name="P141" style:family="paragraph" style:parent-style-name="Standard">
      <style:text-properties officeooo:paragraph-rsid="033244a4"/>
    </style:style>
    <style:style style:name="P142" style:family="paragraph" style:parent-style-name="Standard">
      <style:text-properties officeooo:paragraph-rsid="0334a16e"/>
    </style:style>
    <style:style style:name="P143" style:family="paragraph" style:parent-style-name="Standard">
      <style:text-properties officeooo:paragraph-rsid="0335fe9e"/>
    </style:style>
    <style:style style:name="P144" style:family="paragraph" style:parent-style-name="Standard">
      <style:text-properties officeooo:paragraph-rsid="033baf00"/>
    </style:style>
    <style:style style:name="P145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46" style:family="paragraph" style:parent-style-name="Standard">
      <style:text-properties fo:language="en" fo:country="US" fo:font-style="normal" fo:font-weight="normal" officeooo:rsid="033a1f5b" officeooo:paragraph-rsid="03466b97" fo:background-color="transparent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language="en" fo:country="US" fo:font-style="normal" fo:font-weight="normal" officeooo:rsid="033baf00" officeooo:paragraph-rsid="020eabcb" fo:background-color="transparent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language="en" fo:country="US" fo:font-style="normal" fo:font-weight="normal" officeooo:rsid="02a8b5c3" officeooo:paragraph-rsid="033baf00" fo:background-color="transparent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language="en" fo:country="US" fo:font-style="normal" fo:font-weight="normal" officeooo:rsid="02a8b5c3" officeooo:paragraph-rsid="033e069e" fo:background-color="transparent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language="en" fo:country="US" fo:font-style="normal" fo:font-weight="normal" officeooo:rsid="031e05d8" officeooo:paragraph-rsid="033ddf7b" fo:background-color="transparent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language="en" fo:country="US" fo:font-style="normal" fo:font-weight="normal" officeooo:rsid="033ddf7b" officeooo:paragraph-rsid="033ddf7b" fo:background-color="transparent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language="en" fo:country="US" fo:font-style="normal" fo:font-weight="normal" officeooo:rsid="033e069e" officeooo:paragraph-rsid="033e069e" fo:background-color="transparent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language="en" fo:country="US" fo:font-style="normal" fo:font-weight="normal" officeooo:rsid="033f17e2" officeooo:paragraph-rsid="033f17e2" fo:background-color="transparent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language="en" fo:country="US" fo:font-style="normal" fo:font-weight="normal" officeooo:rsid="0324755f" officeooo:paragraph-rsid="033e2a1e" fo:background-color="#dddddd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language="en" fo:country="US" fo:font-style="normal" fo:font-weight="normal" officeooo:rsid="0324755f" officeooo:paragraph-rsid="0342bcdc" fo:background-color="#dddddd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language="en" fo:country="US" fo:font-style="italic" fo:font-weight="bold" officeooo:rsid="00fb0d24" officeooo:paragraph-rsid="033e069e" fo:background-color="#fff200" style:font-style-asian="italic" style:font-weight-asian="bold" style:font-style-complex="italic" style:font-weight-complex="bold"/>
    </style:style>
    <style:style style:name="P157" style:family="paragraph" style:parent-style-name="Standard">
      <style:text-properties fo:language="en" fo:country="US" fo:font-weight="normal" officeooo:rsid="021c4c1c" officeooo:paragraph-rsid="0341bb90" fo:background-color="transparent" style:font-weight-asian="normal" style:font-weight-complex="normal"/>
    </style:style>
    <style:style style:name="P158" style:family="paragraph" style:parent-style-name="Standard">
      <style:text-properties fo:language="en" fo:country="US" fo:font-weight="normal" officeooo:rsid="03091802" officeooo:paragraph-rsid="03486c2d" style:font-weight-asian="normal" style:font-weight-complex="normal"/>
    </style:style>
    <style:style style:name="P159" style:family="paragraph" style:parent-style-name="Standard">
      <style:text-properties officeooo:paragraph-rsid="033ddf7b"/>
    </style:style>
    <style:style style:name="P160" style:family="paragraph" style:parent-style-name="Standard">
      <style:text-properties officeooo:paragraph-rsid="033e2a1e"/>
    </style:style>
    <style:style style:name="P161" style:family="paragraph" style:parent-style-name="Standard">
      <style:text-properties officeooo:paragraph-rsid="033fca78"/>
    </style:style>
    <style:style style:name="P162" style:family="paragraph" style:parent-style-name="Standard">
      <style:text-properties officeooo:rsid="02e43d4c" officeooo:paragraph-rsid="033fca78"/>
    </style:style>
    <style:style style:name="P163" style:family="paragraph" style:parent-style-name="Standard">
      <style:text-properties officeooo:paragraph-rsid="0341bb90"/>
    </style:style>
    <style:style style:name="P164" style:family="paragraph" style:parent-style-name="Standard">
      <style:text-properties officeooo:paragraph-rsid="0342bcdc"/>
    </style:style>
    <style:style style:name="P165" style:family="paragraph" style:parent-style-name="Standard">
      <style:text-properties officeooo:paragraph-rsid="03279900"/>
    </style:style>
    <style:style style:name="P166" style:family="paragraph" style:parent-style-name="Standard">
      <style:text-properties officeooo:paragraph-rsid="03473ee4"/>
    </style:style>
    <style:style style:name="P167" style:family="paragraph" style:parent-style-name="Standard">
      <style:text-properties officeooo:paragraph-rsid="03486c2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2dfed25" fo:background-color="#fff200" loext:char-shading-value="0" style:font-weight-asian="bold" style:font-weight-complex="bold"/>
    </style:style>
    <style:style style:name="T6" style:family="text">
      <style:text-properties fo:font-weight="bold" officeooo:rsid="02ed6da8" fo:background-color="#fff200" loext:char-shading-value="0" style:font-weight-asian="bold" style:font-weight-complex="bold"/>
    </style:style>
    <style:style style:name="T7" style:family="text">
      <style:text-properties fo:font-weight="bold" officeooo:rsid="00fb0d24" fo:background-color="#fff200" loext:char-shading-value="0" style:font-weight-asian="bold" style:font-weight-complex="bold"/>
    </style:style>
    <style:style style:name="T8" style:family="text">
      <style:text-properties fo:font-weight="bold" officeooo:rsid="03486c2d" fo:background-color="#fff200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ceef7" style:font-weight-asian="bold" style:font-weight-complex="bold"/>
    </style:style>
    <style:style style:name="T11" style:family="text">
      <style:text-properties fo:font-weight="bold" officeooo:rsid="010b0b47" style:font-weight-asian="bold" style:font-weight-complex="bold"/>
    </style:style>
    <style:style style:name="T12" style:family="text">
      <style:text-properties fo:font-weight="bold" officeooo:rsid="021c4c1c" style:font-weight-asian="bold" style:font-weight-complex="bold"/>
    </style:style>
    <style:style style:name="T13" style:family="text">
      <style:text-properties fo:font-weight="bold" officeooo:rsid="00136227" style:font-weight-asian="bold" style:font-weight-complex="bold"/>
    </style:style>
    <style:style style:name="T14" style:family="text">
      <style:text-properties fo:font-weight="bold" officeooo:rsid="00d88c8c" style:font-weight-asian="bold" style:font-weight-complex="bold"/>
    </style:style>
    <style:style style:name="T15" style:family="text">
      <style:text-properties fo:font-weight="bold" officeooo:rsid="01ebd016" style:font-weight-asian="bold" style:font-weight-complex="bold"/>
    </style:style>
    <style:style style:name="T16" style:family="text">
      <style:text-properties fo:font-weight="bold" officeooo:rsid="02e3cec7" style:font-weight-asian="bold" style:font-weight-complex="bold"/>
    </style:style>
    <style:style style:name="T17" style:family="text">
      <style:text-properties fo:font-weight="bold" officeooo:rsid="032353c3" style:font-weight-asian="bold" style:font-weight-complex="bold"/>
    </style:style>
    <style:style style:name="T18" style:family="text">
      <style:text-properties fo:font-weight="bold" officeooo:rsid="0326d604" style:font-weight-asian="bold" style:font-weight-complex="bold"/>
    </style:style>
    <style:style style:name="T19" style:family="text">
      <style:text-properties fo:font-weight="bold" officeooo:rsid="02f40692" style:font-weight-asian="bold" style:font-weight-complex="bold"/>
    </style:style>
    <style:style style:name="T20" style:family="text">
      <style:text-properties fo:font-weight="bold" officeooo:rsid="0311f73e" style:font-weight-asian="bold" style:font-weight-complex="bold"/>
    </style:style>
    <style:style style:name="T21" style:family="text">
      <style:text-properties fo:font-weight="bold" officeooo:rsid="02a8b5c3" style:font-weight-asian="bold" style:font-weight-complex="bold"/>
    </style:style>
    <style:style style:name="T22" style:family="text">
      <style:text-properties fo:font-weight="bold" officeooo:rsid="0100f487" fo:background-color="#dddddd" loext:char-shading-value="0" style:font-weight-asian="bold" style:font-weight-complex="bold"/>
    </style:style>
    <style:style style:name="T23" style:family="text">
      <style:text-properties fo:font-weight="bold" officeooo:rsid="009c4bac" fo:background-color="#ffffff" loext:char-shading-value="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d88c8c" style:font-weight-asian="normal" style:font-weight-complex="normal"/>
    </style:style>
    <style:style style:name="T26" style:family="text">
      <style:text-properties fo:font-weight="normal" officeooo:rsid="0032ee51" style:font-weight-asian="normal" style:font-weight-complex="normal"/>
    </style:style>
    <style:style style:name="T27" style:family="text">
      <style:text-properties fo:font-weight="normal" officeooo:rsid="03486c2d" style:font-weight-asian="normal" style:font-weight-complex="normal"/>
    </style:style>
    <style:style style:name="T28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29" style:family="text">
      <style:text-properties fo:font-weight="normal" officeooo:rsid="029ae3bf" fo:background-color="#dddddd" loext:char-shading-value="0" style:font-weight-asian="normal" style:font-weight-complex="normal"/>
    </style:style>
    <style:style style:name="T30" style:family="text">
      <style:text-properties fo:font-weight="normal" officeooo:rsid="028a8df8" fo:background-color="transparent" loext:char-shading-value="0" style:font-weight-asian="normal" style:font-weight-complex="normal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2f91f79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3027c9c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311f73e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2f40692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2a8b5c3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2ed6da8" fo:background-color="#fff200" loext:char-shading-value="0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28a8df8" style:font-style-asian="italic" style:font-style-complex="italic"/>
    </style:style>
    <style:style style:name="T42" style:family="text">
      <style:text-properties fo:font-style="italic" officeooo:rsid="02f76bd7" style:font-style-asian="italic" style:font-style-complex="italic"/>
    </style:style>
    <style:style style:name="T43" style:family="text">
      <style:text-properties fo:font-style="italic" officeooo:rsid="03027c9c" style:font-style-asian="italic" style:font-style-complex="italic"/>
    </style:style>
    <style:style style:name="T44" style:family="text">
      <style:text-properties fo:font-style="italic" officeooo:rsid="02ed6da8" fo:background-color="#fff200" loext:char-shading-value="0" style:font-style-asian="italic" style:font-style-complex="italic"/>
    </style:style>
    <style:style style:name="T45" style:family="text">
      <style:text-properties fo:font-style="normal" officeooo:rsid="02f0a5f0" fo:background-color="#dddddd" loext:char-shading-value="0" style:font-style-asian="normal" style:font-style-complex="normal"/>
    </style:style>
    <style:style style:name="T46" style:family="text">
      <style:text-properties fo:font-style="normal" officeooo:rsid="02f30226" fo:background-color="#dddddd" loext:char-shading-value="0" style:font-style-asian="normal" style:font-style-complex="normal"/>
    </style:style>
    <style:style style:name="T47" style:family="text">
      <style:text-properties fo:font-style="normal" officeooo:rsid="0324755f" fo:background-color="#dddddd" loext:char-shading-value="0" style:font-style-asian="normal" style:font-style-complex="normal"/>
    </style:style>
    <style:style style:name="T48" style:family="text">
      <style:text-properties fo:font-style="normal" officeooo:rsid="0341bb90" fo:background-color="#dddddd" loext:char-shading-value="0" style:font-style-asian="normal" style:font-style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27e31e7" style:font-style-asian="normal" style:font-style-complex="normal"/>
    </style:style>
    <style:style style:name="T51" style:family="text">
      <style:text-properties fo:font-style="normal" fo:font-weight="bold" officeooo:rsid="02f0a5f0" fo:background-color="#dddddd" loext:char-shading-value="0" style:font-style-asian="normal" style:font-weight-asian="bold" style:font-style-complex="normal" style:font-weight-complex="bold"/>
    </style:style>
    <style:style style:name="T52" style:family="text">
      <style:text-properties officeooo:rsid="00704232"/>
    </style:style>
    <style:style style:name="T53" style:family="text">
      <style:text-properties officeooo:rsid="00fb0d24" fo:background-color="#fff200" loext:char-shading-value="0"/>
    </style:style>
    <style:style style:name="T54" style:family="text">
      <style:text-properties officeooo:rsid="007f05cd" fo:background-color="#fff200" loext:char-shading-value="0"/>
    </style:style>
    <style:style style:name="T55" style:family="text">
      <style:text-properties officeooo:rsid="02ed6da8" fo:background-color="#fff200" loext:char-shading-value="0"/>
    </style:style>
    <style:style style:name="T56" style:family="text">
      <style:text-properties officeooo:rsid="03486c2d" fo:background-color="#fff200" loext:char-shading-value="0"/>
    </style:style>
    <style:style style:name="T57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07bb7e8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25c67ed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287be5a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2e046cf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2e24375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2e31d26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2e3cec7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2e668d3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2c6d0b7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20e8e48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2f3c009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2f40692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2f53655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2f550e5" fo:background-color="transparent" loext:char-shading-value="0" style:font-weight-asian="normal" style:font-weight-complex="normal"/>
    </style:style>
    <style:style style:name="T80" style:family="text">
      <style:text-properties fo:language="en" fo:country="US" fo:font-weight="normal" officeooo:rsid="027e31e7" fo:background-color="transparent" loext:char-shading-value="0" style:font-weight-asian="normal" style:font-weight-complex="normal"/>
    </style:style>
    <style:style style:name="T81" style:family="text">
      <style:text-properties fo:language="en" fo:country="US" fo:font-weight="normal" officeooo:rsid="02f5e494" fo:background-color="transparent" loext:char-shading-value="0" style:font-weight-asian="normal" style:font-weight-complex="normal"/>
    </style:style>
    <style:style style:name="T82" style:family="text">
      <style:text-properties fo:language="en" fo:country="US" fo:font-weight="normal" officeooo:rsid="02f91f79" fo:background-color="transparent" loext:char-shading-value="0" style:font-weight-asian="normal" style:font-weight-complex="normal"/>
    </style:style>
    <style:style style:name="T83" style:family="text">
      <style:text-properties fo:language="en" fo:country="US" fo:font-weight="normal" officeooo:rsid="031410c1" fo:background-color="transparent" loext:char-shading-value="0" style:font-weight-asian="normal" style:font-weight-complex="normal"/>
    </style:style>
    <style:style style:name="T84" style:family="text">
      <style:text-properties fo:language="en" fo:country="US" fo:font-weight="normal" officeooo:rsid="03177bb6" fo:background-color="transparent" loext:char-shading-value="0" style:font-weight-asian="normal" style:font-weight-complex="normal"/>
    </style:style>
    <style:style style:name="T85" style:family="text">
      <style:text-properties fo:language="en" fo:country="US" fo:font-weight="normal" officeooo:rsid="0319140c" fo:background-color="transparent" loext:char-shading-value="0" style:font-weight-asian="normal" style:font-weight-complex="normal"/>
    </style:style>
    <style:style style:name="T86" style:family="text">
      <style:text-properties fo:language="en" fo:country="US" fo:font-weight="normal" officeooo:rsid="0321ba65" fo:background-color="transparent" loext:char-shading-value="0" style:font-weight-asian="normal" style:font-weight-complex="normal"/>
    </style:style>
    <style:style style:name="T87" style:family="text">
      <style:text-properties fo:language="en" fo:country="US" fo:font-weight="normal" officeooo:rsid="0324755f" fo:background-color="transparent" loext:char-shading-value="0" style:font-weight-asian="normal" style:font-weight-complex="normal"/>
    </style:style>
    <style:style style:name="T88" style:family="text">
      <style:text-properties fo:language="en" fo:country="US" fo:font-weight="normal" officeooo:rsid="0324bc31" fo:background-color="transparent" loext:char-shading-value="0" style:font-weight-asian="normal" style:font-weight-complex="normal"/>
    </style:style>
    <style:style style:name="T89" style:family="text">
      <style:text-properties fo:language="en" fo:country="US" fo:font-weight="normal" officeooo:rsid="03252384" fo:background-color="transparent" loext:char-shading-value="0" style:font-weight-asian="normal" style:font-weight-complex="normal"/>
    </style:style>
    <style:style style:name="T90" style:family="text">
      <style:text-properties fo:language="en" fo:country="US" fo:font-weight="normal" officeooo:rsid="0326d604" fo:background-color="transparent" loext:char-shading-value="0" style:font-weight-asian="normal" style:font-weight-complex="normal"/>
    </style:style>
    <style:style style:name="T91" style:family="text">
      <style:text-properties fo:language="en" fo:country="US" fo:font-weight="normal" officeooo:rsid="03279900" fo:background-color="transparent" loext:char-shading-value="0" style:font-weight-asian="normal" style:font-weight-complex="normal"/>
    </style:style>
    <style:style style:name="T92" style:family="text">
      <style:text-properties fo:language="en" fo:country="US" fo:font-weight="normal" officeooo:rsid="03294bca" fo:background-color="transparent" loext:char-shading-value="0" style:font-weight-asian="normal" style:font-weight-complex="normal"/>
    </style:style>
    <style:style style:name="T93" style:family="text">
      <style:text-properties fo:language="en" fo:country="US" fo:font-weight="normal" officeooo:rsid="0331298b" fo:background-color="transparent" loext:char-shading-value="0" style:font-weight-asian="normal" style:font-weight-complex="normal"/>
    </style:style>
    <style:style style:name="T94" style:family="text">
      <style:text-properties fo:language="en" fo:country="US" fo:font-weight="normal" officeooo:rsid="03314d81" fo:background-color="transparent" loext:char-shading-value="0" style:font-weight-asian="normal" style:font-weight-complex="normal"/>
    </style:style>
    <style:style style:name="T95" style:family="text">
      <style:text-properties fo:language="en" fo:country="US" fo:font-weight="normal" officeooo:rsid="02f5cbe0" fo:background-color="transparent" loext:char-shading-value="0" style:font-weight-asian="normal" style:font-weight-complex="normal"/>
    </style:style>
    <style:style style:name="T96" style:family="text">
      <style:text-properties fo:language="en" fo:country="US" fo:font-weight="normal" officeooo:rsid="0334a16e" fo:background-color="transparent" loext:char-shading-value="0" style:font-weight-asian="normal" style:font-weight-complex="normal"/>
    </style:style>
    <style:style style:name="T97" style:family="text">
      <style:text-properties fo:language="en" fo:country="US" fo:font-weight="normal" officeooo:rsid="0335fe9e" fo:background-color="transparent" loext:char-shading-value="0" style:font-weight-asian="normal" style:font-weight-complex="normal"/>
    </style:style>
    <style:style style:name="T98" style:family="text">
      <style:text-properties fo:language="en" fo:country="US" fo:font-weight="normal" officeooo:rsid="0342bcdc" fo:background-color="transparent" loext:char-shading-value="0" style:font-weight-asian="normal" style:font-weight-complex="normal"/>
    </style:style>
    <style:style style:name="T99" style:family="text">
      <style:text-properties fo:language="en" fo:country="US" fo:font-weight="normal" officeooo:rsid="03449e3c" fo:background-color="transparent" loext:char-shading-value="0" style:font-weight-asian="normal" style:font-weight-complex="normal"/>
    </style:style>
    <style:style style:name="T100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101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102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103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104" style:family="text">
      <style:text-properties fo:language="en" fo:country="US" fo:font-weight="normal" officeooo:rsid="02e1513d" fo:background-color="#dddddd" loext:char-shading-value="0" style:font-weight-asian="normal" style:font-weight-complex="normal"/>
    </style:style>
    <style:style style:name="T105" style:family="text">
      <style:text-properties fo:language="en" fo:country="US" fo:font-weight="normal" officeooo:rsid="02e1a383" fo:background-color="#dddddd" loext:char-shading-value="0" style:font-weight-asian="normal" style:font-weight-complex="normal"/>
    </style:style>
    <style:style style:name="T106" style:family="text">
      <style:text-properties fo:language="en" fo:country="US" fo:font-weight="normal" officeooo:rsid="02e24375" fo:background-color="#dddddd" loext:char-shading-value="0" style:font-weight-asian="normal" style:font-weight-complex="normal"/>
    </style:style>
    <style:style style:name="T107" style:family="text">
      <style:text-properties fo:language="en" fo:country="US" fo:font-weight="normal" officeooo:rsid="033fca78" fo:background-color="#dddddd" loext:char-shading-value="0" style:font-weight-asian="normal" style:font-weight-complex="normal"/>
    </style:style>
    <style:style style:name="T108" style:family="text">
      <style:text-properties fo:language="en" fo:country="US" fo:font-weight="normal" officeooo:rsid="00fb0d24" fo:background-color="#fff200" loext:char-shading-value="0" style:font-weight-asian="normal" style:font-weight-complex="normal"/>
    </style:style>
    <style:style style:name="T109" style:family="text">
      <style:text-properties fo:language="en" fo:country="US" fo:font-weight="normal" officeooo:rsid="02ed6da8" fo:background-color="#fff200" loext:char-shading-value="0" style:font-weight-asian="normal" style:font-weight-complex="normal"/>
    </style:style>
    <style:style style:name="T110" style:family="text">
      <style:text-properties fo:language="en" fo:country="US" fo:font-weight="normal" officeooo:rsid="03314d81" fo:background-color="#fff200" loext:char-shading-value="0" style:font-weight-asian="normal" style:font-weight-complex="normal"/>
    </style:style>
    <style:style style:name="T111" style:family="text">
      <style:text-properties fo:language="en" fo:country="US" fo:font-weight="normal" style:font-weight-asian="normal" style:font-weight-complex="normal"/>
    </style:style>
    <style:style style:name="T112" style:family="text">
      <style:text-properties fo:language="en" fo:country="US" fo:font-weight="normal" officeooo:rsid="02f76bd7" style:font-weight-asian="normal" style:font-weight-complex="normal"/>
    </style:style>
    <style:style style:name="T113" style:family="text">
      <style:text-properties fo:language="en" fo:country="US" fo:font-weight="normal" officeooo:rsid="02fc38ca" style:font-weight-asian="normal" style:font-weight-complex="normal"/>
    </style:style>
    <style:style style:name="T114" style:family="text">
      <style:text-properties fo:language="en" fo:country="US" fo:font-weight="normal" officeooo:rsid="02fe1c23" style:font-weight-asian="normal" style:font-weight-complex="normal"/>
    </style:style>
    <style:style style:name="T115" style:family="text">
      <style:text-properties fo:language="en" fo:country="US" fo:font-weight="normal" officeooo:rsid="0307e792" style:font-weight-asian="normal" style:font-weight-complex="normal"/>
    </style:style>
    <style:style style:name="T116" style:family="text">
      <style:text-properties fo:language="en" fo:country="US" fo:font-weight="normal" officeooo:rsid="001e4eb8" style:font-weight-asian="normal" style:font-weight-complex="normal"/>
    </style:style>
    <style:style style:name="T117" style:family="text">
      <style:text-properties fo:language="en" fo:country="US" fo:font-weight="normal" officeooo:rsid="03091802" style:font-weight-asian="normal" style:font-weight-complex="normal"/>
    </style:style>
    <style:style style:name="T118" style:family="text">
      <style:text-properties fo:language="en" fo:country="US" fo:font-weight="normal" officeooo:rsid="030bac04" style:font-weight-asian="normal" style:font-weight-complex="normal"/>
    </style:style>
    <style:style style:name="T119" style:family="text">
      <style:text-properties fo:language="en" fo:country="US" fo:font-weight="normal" officeooo:rsid="03494644" style:font-weight-asian="normal" style:font-weight-complex="normal"/>
    </style:style>
    <style:style style:name="T120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2f30226" fo:background-color="#dddddd" loext:char-shading-value="0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23" style:family="text">
      <style:text-properties fo:language="en" fo:country="US" fo:font-style="italic" fo:font-weight="bold" officeooo:rsid="02e31d26" fo:background-color="transparent" loext:char-shading-value="0" style:font-style-asian="italic" style:font-weight-asian="bold" style:font-style-complex="italic" style:font-weight-complex="bold"/>
    </style:style>
    <style:style style:name="T124" style:family="text">
      <style:text-properties fo:language="en" fo:country="US" fo:font-style="italic" fo:font-weight="bold" officeooo:rsid="028a8df8" fo:background-color="transparent" loext:char-shading-value="0" style:font-style-asian="italic" style:font-weight-asian="bold" style:font-style-complex="italic" style:font-weight-complex="bold"/>
    </style:style>
    <style:style style:name="T125" style:family="text">
      <style:text-properties fo:language="en" fo:country="US" fo:font-style="italic" fo:font-weight="bold" officeooo:rsid="02e562ba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language="en" fo:country="US" fo:font-style="italic" fo:font-weight="bold" officeooo:rsid="02e668d3" fo:background-color="transparent" loext:char-shading-value="0" style:font-style-asian="italic" style:font-weight-asian="bold" style:font-style-complex="italic" style:font-weight-complex="bold"/>
    </style:style>
    <style:style style:name="T127" style:family="text">
      <style:text-properties fo:language="en" fo:country="US" fo:font-style="italic" fo:font-weight="bold" officeooo:rsid="02f0a5f0" fo:background-color="transparent" loext:char-shading-value="0" style:font-style-asian="italic" style:font-weight-asian="bold" style:font-style-complex="italic" style:font-weight-complex="bold"/>
    </style:style>
    <style:style style:name="T128" style:family="text">
      <style:text-properties fo:language="en" fo:country="US" fo:font-style="italic" fo:font-weight="bold" officeooo:rsid="020e8e48" fo:background-color="transparent" loext:char-shading-value="0" style:font-style-asian="italic" style:font-weight-asian="bold" style:font-style-complex="italic" style:font-weight-complex="bold"/>
    </style:style>
    <style:style style:name="T129" style:family="text">
      <style:text-properties fo:language="en" fo:country="US" fo:font-style="italic" fo:font-weight="bold" officeooo:rsid="027e31e7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language="en" fo:country="US" fo:font-style="italic" fo:font-weight="bold" officeooo:rsid="02f5cbe0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fo:language="en" fo:country="US" fo:font-style="italic" fo:font-weight="bold" officeooo:rsid="02f5e494" fo:background-color="transparent" loext:char-shading-value="0" style:font-style-asian="italic" style:font-weight-asian="bold" style:font-style-complex="italic" style:font-weight-complex="bold"/>
    </style:style>
    <style:style style:name="T132" style:family="text">
      <style:text-properties fo:language="en" fo:country="US" fo:font-style="italic" fo:font-weight="bold" officeooo:rsid="02f91f79" fo:background-color="transparent" loext:char-shading-value="0" style:font-style-asian="italic" style:font-weight-asian="bold" style:font-style-complex="italic" style:font-weight-complex="bold"/>
    </style:style>
    <style:style style:name="T133" style:family="text">
      <style:text-properties fo:language="en" fo:country="US" fo:font-style="italic" fo:font-weight="bold" officeooo:rsid="02fe1c23" fo:background-color="transparent" loext:char-shading-value="0" style:font-style-asian="italic" style:font-weight-asian="bold" style:font-style-complex="italic" style:font-weight-complex="bold"/>
    </style:style>
    <style:style style:name="T134" style:family="text">
      <style:text-properties fo:language="en" fo:country="US" fo:font-style="italic" fo:font-weight="bold" officeooo:rsid="001e4eb8" fo:background-color="transparent" loext:char-shading-value="0" style:font-style-asian="italic" style:font-weight-asian="bold" style:font-style-complex="italic" style:font-weight-complex="bold"/>
    </style:style>
    <style:style style:name="T135" style:family="text">
      <style:text-properties fo:language="en" fo:country="US" fo:font-style="italic" fo:font-weight="bold" officeooo:rsid="0324755f" fo:background-color="transparent" loext:char-shading-value="0" style:font-style-asian="italic" style:font-weight-asian="bold" style:font-style-complex="italic" style:font-weight-complex="bold"/>
    </style:style>
    <style:style style:name="T136" style:family="text">
      <style:text-properties fo:language="en" fo:country="US" fo:font-style="italic" fo:font-weight="bold" officeooo:rsid="0324bc31" fo:background-color="transparent" loext:char-shading-value="0" style:font-style-asian="italic" style:font-weight-asian="bold" style:font-style-complex="italic" style:font-weight-complex="bold"/>
    </style:style>
    <style:style style:name="T137" style:family="text">
      <style:text-properties fo:language="en" fo:country="US" fo:font-style="italic" fo:font-weight="bold" officeooo:rsid="02f40692" fo:background-color="transparent" loext:char-shading-value="0" style:font-style-asian="italic" style:font-weight-asian="bold" style:font-style-complex="italic" style:font-weight-complex="bold"/>
    </style:style>
    <style:style style:name="T138" style:family="text">
      <style:text-properties fo:language="en" fo:country="US"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13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0" style:family="text">
      <style:text-properties fo:language="en" fo:country="US" fo:font-style="italic" fo:font-weight="bold" officeooo:rsid="02fc38ca" style:font-style-asian="italic" style:font-weight-asian="bold" style:font-style-complex="italic" style:font-weight-complex="bold"/>
    </style:style>
    <style:style style:name="T141" style:family="text">
      <style:text-properties fo:language="en" fo:country="US" fo:font-style="italic" fo:font-weight="bold" officeooo:rsid="02fe1c23" style:font-style-asian="italic" style:font-weight-asian="bold" style:font-style-complex="italic" style:font-weight-complex="bold"/>
    </style:style>
    <style:style style:name="T142" style:family="text">
      <style:text-properties fo:language="en" fo:country="US" fo:font-style="italic" fo:font-weight="bold" officeooo:rsid="001e4eb8" style:font-style-asian="italic" style:font-weight-asian="bold" style:font-style-complex="italic" style:font-weight-complex="bold"/>
    </style:style>
    <style:style style:name="T143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44" style:family="text">
      <style:text-properties fo:language="en" fo:country="US" fo:font-style="italic" fo:font-weight="normal" officeooo:rsid="02eb2c4b" fo:background-color="#dddddd" loext:char-shading-value="0" style:font-style-asian="italic" style:font-weight-asian="normal" style:font-style-complex="italic" style:font-weight-complex="normal"/>
    </style:style>
    <style:style style:name="T145" style:family="text">
      <style:text-properties fo:language="en" fo:country="US" fo:font-style="italic" fo:font-weight="normal" officeooo:rsid="02ef2371" fo:background-color="#dddddd" loext:char-shading-value="0" style:font-style-asian="italic" style:font-weight-asian="normal" style:font-style-complex="italic" style:font-weight-complex="normal"/>
    </style:style>
    <style:style style:name="T146" style:family="text">
      <style:text-properties fo:language="en" fo:country="US" fo:font-style="italic" fo:font-weight="normal" officeooo:rsid="02f3039c" fo:background-color="#dddddd" loext:char-shading-value="0" style:font-style-asian="italic" style:font-weight-asian="normal" style:font-style-complex="italic" style:font-weight-complex="normal"/>
    </style:style>
    <style:style style:name="T147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language="en" fo:country="US" fo:font-style="italic" fo:font-weight="normal" officeooo:rsid="028a8df8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language="en" fo:country="US" fo:font-style="italic" fo:font-weight="normal" officeooo:rsid="020e8e48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language="en" fo:country="US" fo:font-style="italic" fo:font-weight="normal" officeooo:rsid="02f40692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language="en" fo:country="US" fo:font-style="italic" fo:font-weight="normal" officeooo:rsid="0324755f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language="en" fo:country="US" fo:font-style="italic" fo:font-weight="normal" officeooo:rsid="033ddf7b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language="en" fo:country="US" fo:font-style="italic" fo:font-weight="normal" officeooo:rsid="030f04ab" style:font-style-asian="italic" style:font-weight-asian="normal" style:font-style-complex="italic" style:font-weight-complex="normal"/>
    </style:style>
    <style:style style:name="T154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2eac998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2eb2c4b" fo:background-color="#dddddd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2ebecf5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2eeb3da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2ef2371" fo:background-color="#dddddd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2f0a5f0" fo:background-color="#dddddd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2f30226" fo:background-color="#dddddd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2f3039c" fo:background-color="#dddddd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2fc38ca" fo:background-color="#dddddd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30bac04" fo:background-color="#dddddd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324755f" fo:background-color="#dddddd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341bb90" fo:background-color="#dddddd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officeooo:rsid="03486c2d" fo:background-color="#dddddd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2e24375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28a8df8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2e562ba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2e668d3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2f40692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01e4eb8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324bc31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33a1f5b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33baf00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33ddf7b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33e069e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33f17e2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342bcdc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3466b97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2b74866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30c4527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30e38de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30f04ab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311f73e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3132a1b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31a5aa8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33244a4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0fb0d24" fo:background-color="#fff200" loext:char-shading-value="0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33baf00" fo:background-color="#fff200" loext:char-shading-value="0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bold" officeooo:rsid="02e046cf" fo:background-color="#fff200" loext:char-shading-value="0" style:font-style-asian="normal" style:font-weight-asian="bold" style:font-style-complex="normal" style:font-weight-complex="bold"/>
    </style:style>
    <style:style style:name="T197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198" style:family="text">
      <style:text-properties fo:language="en" fo:country="US" fo:font-style="normal" fo:font-weight="bold" officeooo:rsid="02ed6da8" fo:background-color="#fff200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bold" officeooo:rsid="00fb0d24" fo:background-color="#fff200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33baf00" fo:background-color="#fff200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fo:font-style="normal" fo:font-weight="bold" officeooo:rsid="02e24375" fo:background-color="transparent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bold" officeooo:rsid="02e668d3" fo:background-color="transparent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fo:font-style="normal" fo:font-weight="bold" officeooo:rsid="001e4eb8" fo:background-color="transparent" loext:char-shading-value="0" style:font-style-asian="normal" style:font-weight-asian="bold" style:font-style-complex="normal" style:font-weight-complex="bold"/>
    </style:style>
    <style:style style:name="T204" style:family="text">
      <style:text-properties fo:language="en" fo:country="US" fo:font-style="normal" fo:font-weight="bold" officeooo:rsid="033baf00" fo:background-color="transparent" loext:char-shading-value="0" style:font-style-asian="normal" style:font-weight-asian="bold" style:font-style-complex="normal" style:font-weight-complex="bold"/>
    </style:style>
    <style:style style:name="T205" style:family="text">
      <style:text-properties fo:language="en" fo:country="US"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206" style:family="text">
      <style:text-properties fo:language="en" fo:country="US" fo:font-style="normal" fo:font-weight="bold" officeooo:rsid="033ddf7b" fo:background-color="transparent" loext:char-shading-value="0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33e069e" fo:background-color="transparent" loext:char-shading-value="0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3279900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342bcdc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2f30226" fo:background-color="#dddddd" loext:char-shading-value="0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2f76bd7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311f73e" style:font-style-asian="normal" style:font-weight-asian="bold" style:font-style-complex="normal" style:font-weight-complex="bold"/>
    </style:style>
    <style:style style:name="T21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15" style:family="text">
      <style:text-properties fo:language="en" fo:country="US" fo:font-weight="bold" officeooo:rsid="021c4c1c" fo:background-color="#fff200" loext:char-shading-value="0" style:font-weight-asian="bold" style:font-weight-complex="bold"/>
    </style:style>
    <style:style style:name="T216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217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18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19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20" style:family="text">
      <style:text-properties fo:language="en" fo:country="US" fo:font-weight="bold" officeooo:rsid="02f45f57" fo:background-color="#fff200" loext:char-shading-value="0" style:font-weight-asian="bold" style:font-weight-complex="bold"/>
    </style:style>
    <style:style style:name="T221" style:family="text">
      <style:text-properties fo:language="en" fo:country="US" fo:font-weight="bold" officeooo:rsid="030bac04" fo:background-color="#fff200" loext:char-shading-value="0" style:font-weight-asian="bold" style:font-weight-complex="bold"/>
    </style:style>
    <style:style style:name="T222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23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24" style:family="text">
      <style:text-properties fo:language="en" fo:country="US" fo:font-weight="bold" officeooo:rsid="02e1a383" fo:background-color="#dddddd" loext:char-shading-value="0" style:font-weight-asian="bold" style:font-weight-complex="bold"/>
    </style:style>
    <style:style style:name="T22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26" style:family="text">
      <style:text-properties fo:language="en" fo:country="US" fo:font-weight="bold" officeooo:rsid="02c5da8e" fo:background-color="transparent" loext:char-shading-value="0" style:font-weight-asian="bold" style:font-weight-complex="bold"/>
    </style:style>
    <style:style style:name="T227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28" style:family="text">
      <style:text-properties fo:language="en" fo:country="US" fo:font-weight="bold" officeooo:rsid="028af2ba" fo:background-color="transparent" loext:char-shading-value="0" style:font-weight-asian="bold" style:font-weight-complex="bold"/>
    </style:style>
    <style:style style:name="T229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30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31" style:family="text">
      <style:text-properties fo:language="en" fo:country="US" fo:font-weight="bold" officeooo:rsid="007bb7e8" fo:background-color="transparent" loext:char-shading-value="0" style:font-weight-asian="bold" style:font-weight-complex="bold"/>
    </style:style>
    <style:style style:name="T232" style:family="text">
      <style:text-properties fo:language="en" fo:country="US" fo:font-weight="bold" officeooo:rsid="02dfed25" fo:background-color="transparent" loext:char-shading-value="0" style:font-weight-asian="bold" style:font-weight-complex="bold"/>
    </style:style>
    <style:style style:name="T233" style:family="text">
      <style:text-properties fo:language="en" fo:country="US" fo:font-weight="bold" officeooo:rsid="02e24375" fo:background-color="transparent" loext:char-shading-value="0" style:font-weight-asian="bold" style:font-weight-complex="bold"/>
    </style:style>
    <style:style style:name="T234" style:family="text">
      <style:text-properties fo:language="en" fo:country="US" fo:font-weight="bold" officeooo:rsid="02e31d26" fo:background-color="transparent" loext:char-shading-value="0" style:font-weight-asian="bold" style:font-weight-complex="bold"/>
    </style:style>
    <style:style style:name="T235" style:family="text">
      <style:text-properties fo:language="en" fo:country="US" fo:font-weight="bold" officeooo:rsid="02e83e63" fo:background-color="transparent" loext:char-shading-value="0" style:font-weight-asian="bold" style:font-weight-complex="bold"/>
    </style:style>
    <style:style style:name="T236" style:family="text">
      <style:text-properties fo:language="en" fo:country="US" fo:font-weight="bold" officeooo:rsid="02ebecf5" fo:background-color="transparent" loext:char-shading-value="0" style:font-weight-asian="bold" style:font-weight-complex="bold"/>
    </style:style>
    <style:style style:name="T237" style:family="text">
      <style:text-properties fo:language="en" fo:country="US" fo:font-weight="bold" officeooo:rsid="020e8e48" fo:background-color="transparent" loext:char-shading-value="0" style:font-weight-asian="bold" style:font-weight-complex="bold"/>
    </style:style>
    <style:style style:name="T238" style:family="text">
      <style:text-properties fo:language="en" fo:country="US" fo:font-weight="bold" officeooo:rsid="02f40692" fo:background-color="transparent" loext:char-shading-value="0" style:font-weight-asian="bold" style:font-weight-complex="bold"/>
    </style:style>
    <style:style style:name="T239" style:family="text">
      <style:text-properties fo:language="en" fo:country="US" fo:font-weight="bold" officeooo:rsid="02f53655" fo:background-color="transparent" loext:char-shading-value="0" style:font-weight-asian="bold" style:font-weight-complex="bold"/>
    </style:style>
    <style:style style:name="T240" style:family="text">
      <style:text-properties fo:language="en" fo:country="US" fo:font-weight="bold" officeooo:rsid="027e31e7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f5e494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3177bb6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319140c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321ba65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324755f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3279900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331298b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2f5cbe0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334a16e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337eba0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342bcdc" fo:background-color="transparent" loext:char-shading-value="0" style:font-weight-asian="bold" style:font-weight-complex="bold"/>
    </style:style>
    <style:style style:name="T252" style:family="text">
      <style:text-properties fo:language="en" fo:country="US" fo:font-weight="bold" style:font-weight-asian="bold" style:font-weight-complex="bold"/>
    </style:style>
    <style:style style:name="T253" style:family="text">
      <style:text-properties fo:language="en" fo:country="US" fo:font-weight="bold" officeooo:rsid="00704232" style:font-weight-asian="bold" style:font-weight-complex="bold"/>
    </style:style>
    <style:style style:name="T254" style:family="text">
      <style:text-properties fo:language="en" fo:country="US" fo:font-weight="bold" officeooo:rsid="02f76bd7" style:font-weight-asian="bold" style:font-weight-complex="bold"/>
    </style:style>
    <style:style style:name="T255" style:family="text">
      <style:text-properties fo:language="en" fo:country="US" fo:font-weight="bold" officeooo:rsid="02fc38ca" style:font-weight-asian="bold" style:font-weight-complex="bold"/>
    </style:style>
    <style:style style:name="T256" style:family="text">
      <style:text-properties fo:language="en" fo:country="US" fo:font-weight="bold" officeooo:rsid="001e4eb8" style:font-weight-asian="bold" style:font-weight-complex="bold"/>
    </style:style>
    <style:style style:name="T257" style:family="text">
      <style:text-properties fo:language="en" fo:country="US" fo:font-weight="bold" officeooo:rsid="03091802" style:font-weight-asian="bold" style:font-weight-complex="bold"/>
    </style:style>
    <style:style style:name="T258" style:family="text">
      <style:text-properties fo:language="en" fo:country="US" officeooo:rsid="00bb70dd"/>
    </style:style>
    <style:style style:name="T259" style:family="text">
      <style:text-properties fo:language="en" fo:country="US" officeooo:rsid="00704232"/>
    </style:style>
    <style:style style:name="T260" style:family="text">
      <style:text-properties fo:color="#999999" loext:opacity="100%" fo:font-weight="bold" officeooo:rsid="001e4eb8" style:font-weight-asian="bold" style:font-weight-complex="bold"/>
    </style:style>
    <style:style style:name="T261" style:family="text">
      <style:text-properties fo:color="#999999" loext:opacity="100%" fo:font-weight="bold" officeooo:rsid="00373dfb" style:font-weight-asian="bold" style:font-weight-complex="bold"/>
    </style:style>
    <style:style style:name="T262" style:family="text">
      <style:text-properties fo:color="#999999" loext:opacity="100%" fo:font-weight="bold" officeooo:rsid="01ebd016" style:font-weight-asian="bold" style:font-weight-complex="bold"/>
    </style:style>
    <style:style style:name="T263" style:family="text">
      <style:text-properties fo:color="#999999" loext:opacity="100%" fo:font-weight="bold" officeooo:rsid="014f0a12" style:font-weight-asian="bold" style:font-weight-complex="bold"/>
    </style:style>
    <style:style style:name="T264" style:family="text">
      <style:text-properties fo:color="#999999" loext:opacity="100%" fo:font-weight="bold" officeooo:rsid="01143e5a" style:font-weight-asian="bold" style:font-weight-complex="bold"/>
    </style:style>
    <style:style style:name="T265" style:family="text">
      <style:text-properties fo:color="#999999" loext:opacity="100%" fo:font-weight="bold" officeooo:rsid="01087ab0" style:font-weight-asian="bold" style:font-weight-complex="bold"/>
    </style:style>
    <style:style style:name="T266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67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68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69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70" style:family="text">
      <style:text-properties fo:color="#999999" loext:opacity="100%" fo:language="en" fo:country="US" fo:font-weight="normal" officeooo:rsid="02e3e79e" fo:background-color="transparent" loext:char-shading-value="0" style:font-weight-asian="normal" style:font-weight-complex="normal"/>
    </style:style>
    <style:style style:name="T271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72" style:family="text">
      <style:text-properties fo:color="#999999" loext:opacity="100%" fo:language="en" fo:country="US" fo:font-weight="normal" officeooo:rsid="02e43d4c" fo:background-color="transparent" loext:char-shading-value="0" style:font-weight-asian="normal" style:font-weight-complex="normal"/>
    </style:style>
    <style:style style:name="T273" style:family="text">
      <style:text-properties fo:color="#999999" loext:opacity="100%" fo:language="en" fo:country="US" fo:font-style="italic" fo:font-weight="bold" officeooo:rsid="02fc38ca" style:font-style-asian="italic" style:font-weight-asian="bold" style:font-style-complex="italic" style:font-weight-complex="bold"/>
    </style:style>
    <style:style style:name="T274" style:family="text">
      <style:text-properties officeooo:rsid="0033d7b7"/>
    </style:style>
    <style:style style:name="T275" style:family="text">
      <style:text-properties officeooo:rsid="021c4c1c"/>
    </style:style>
    <style:style style:name="T276" style:family="text">
      <style:text-properties officeooo:rsid="028a8df8"/>
    </style:style>
    <style:style style:name="T277" style:family="text">
      <style:text-properties officeooo:rsid="028af2ba"/>
    </style:style>
    <style:style style:name="T278" style:family="text">
      <style:text-properties officeooo:rsid="029ae3bf"/>
    </style:style>
    <style:style style:name="T279" style:family="text">
      <style:text-properties officeooo:rsid="00136227"/>
    </style:style>
    <style:style style:name="T280" style:family="text">
      <style:text-properties officeooo:rsid="0032ee51"/>
    </style:style>
    <style:style style:name="T281" style:family="text">
      <style:text-properties officeooo:rsid="02c5da8e"/>
    </style:style>
    <style:style style:name="T282" style:family="text">
      <style:text-properties fo:color="#b2b2b2" loext:opacity="100%" fo:font-size="4pt" fo:language="en" fo:country="US" fo:font-style="italic" fo:font-weight="bold" officeooo:rsid="029ae3bf" fo:background-color="transparent" loext:char-shading-value="0" style:font-size-asian="4pt" style:font-style-asian="italic" style:font-weight-asian="bold" style:font-size-complex="4pt" style:font-style-complex="italic" style:font-weight-complex="bold"/>
    </style:style>
    <style:style style:name="T283" style:family="text">
      <style:text-properties officeooo:rsid="009c4bac" fo:background-color="#ffffff" loext:char-shading-value="0"/>
    </style:style>
    <style:style style:name="T284" style:family="text">
      <style:text-properties officeooo:rsid="02e31d26"/>
    </style:style>
    <style:style style:name="T285" style:family="text">
      <style:text-properties officeooo:rsid="02e3e79e"/>
    </style:style>
    <style:style style:name="T286" style:family="text">
      <style:text-properties officeooo:rsid="02e668d3"/>
    </style:style>
    <style:style style:name="T287" style:family="text">
      <style:text-properties officeooo:rsid="02eb4337"/>
    </style:style>
    <style:style style:name="T288" style:family="text">
      <style:text-properties officeooo:rsid="02f40692"/>
    </style:style>
    <style:style style:name="T289" style:family="text">
      <style:text-properties officeooo:rsid="02f76bd7"/>
    </style:style>
    <style:style style:name="T290" style:family="text">
      <style:text-properties officeooo:rsid="030222e6"/>
    </style:style>
    <style:style style:name="T291" style:family="text">
      <style:text-properties officeooo:rsid="03027c9c"/>
    </style:style>
    <style:style style:name="T292" style:family="text">
      <style:text-properties officeooo:rsid="0302ffc7"/>
    </style:style>
    <style:style style:name="T293" style:family="text">
      <style:text-properties officeooo:rsid="001e4eb8"/>
    </style:style>
    <style:style style:name="T294" style:family="text">
      <style:text-properties officeooo:rsid="030c4527"/>
    </style:style>
    <style:style style:name="T295" style:family="text">
      <style:text-properties officeooo:rsid="0311f73e"/>
    </style:style>
    <style:style style:name="T296" style:family="text">
      <style:text-properties officeooo:rsid="03132a1b"/>
    </style:style>
    <style:style style:name="T297" style:family="text">
      <style:text-properties officeooo:rsid="032015ee"/>
    </style:style>
    <style:style style:name="T298" style:family="text">
      <style:text-properties officeooo:rsid="0326d604"/>
    </style:style>
    <style:style style:name="T299" style:family="text">
      <style:text-properties officeooo:rsid="03314d81"/>
    </style:style>
    <style:style style:name="T300" style:family="text">
      <style:text-properties officeooo:rsid="033244a4"/>
    </style:style>
    <style:style style:name="T301" style:family="text">
      <style:text-properties officeooo:rsid="033a1f5b"/>
    </style:style>
    <style:style style:name="T302" style:family="text">
      <style:text-properties officeooo:rsid="0324755f" fo:background-color="#dddddd" loext:char-shading-value="0"/>
    </style:style>
    <style:style style:name="T303" style:family="text">
      <style:text-properties officeooo:rsid="02a8b5c3"/>
    </style:style>
    <style:style style:name="T304" style:family="text">
      <style:text-properties officeooo:rsid="033e2a1e"/>
    </style:style>
    <style:style style:name="T305" style:family="text">
      <style:text-properties officeooo:rsid="0342bcdc"/>
    </style:style>
    <style:style style:name="T306" style:family="text">
      <style:text-properties officeooo:rsid="03437af4"/>
    </style:style>
    <style:style style:name="T307" style:family="text">
      <style:text-properties officeooo:rsid="03449e3c"/>
    </style:style>
    <style:style style:name="T308" style:family="text">
      <style:text-properties officeooo:rsid="03466b97"/>
    </style:style>
    <style:style style:name="T309" style:family="text">
      <style:text-properties officeooo:rsid="03473ee4"/>
    </style:style>
    <style:style style:name="T310" style:family="text">
      <style:text-properties officeooo:rsid="03486c2d"/>
    </style:style>
    <style:style style:name="T311" style:family="text">
      <style:text-properties officeooo:rsid="034946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### <text:span text:style-name="T1">Intro</text:span> ###</text:p>
      <text:p text:style-name="P86"/>
      <text:p text:style-name="P76"><text:span text:style-name="T279">Here are some </text:span><text:span text:style-name="T2">Java </text:span><text:span text:style-name="T3">IDE</text:span><text:span text:style-name="T13"> </text:span><text:span text:style-name="T14">improvements</text:span><text:span text:style-name="T25">,</text:span></text:p>
      <text:p text:style-name="P76"><text:span text:style-name="T28">including</text:span><text:span text:style-name="T14"> Git, </text:span><text:span text:style-name="T15">Web</text:span><text:span text:style-name="T14"> and general improvements, </text:span><text:span text:style-name="T280">of </text:span><text:span text:style-name="T26">Eclipse </text:span><text:span text:style-name="T4">202</text:span><text:span text:style-name="T5">1</text:span><text:span text:style-name="T4">-</text:span><text:span text:style-name="T5">03</text:span><text:span text:style-name="T26">,</text:span></text:p>
      <text:p text:style-name="P91"><text:span text:style-name="T101">improvements </text:span><text:span text:style-name="T100">that have been added </text:span><text:span text:style-name="T222">since the last release in </text:span><text:span text:style-name="T223">December 2020</text:span><text:span text:style-name="T222"> </text:span><text:span text:style-name="T100">three months </text:span><text:span text:style-name="T102">ago</text:span><text:span text:style-name="T103">.</text:span></text:p>
      <text:p text:style-name="P6"/>
      <text:p text:style-name="P2"/>
      <text:p text:style-name="P77"><text:span text:style-name="T260">### </text:span><text:span text:style-name="T261">J</text:span><text:span text:style-name="T262">ava</text:span><text:span text:style-name="T263"> </text:span><text:span text:style-name="T260">###</text:span></text:p>
      <text:p text:style-name="P83"/>
      <text:p text:style-name="P90"><text:span text:style-name="T214">Java 1</text:span><text:span text:style-name="T216">6</text:span><text:span text:style-name="T214"> support</text:span><text:span text:style-name="T63"> i</text:span><text:span text:style-name="T58">s</text:span><text:span text:style-name="T63"> </text:span><text:span text:style-name="T214">not yet</text:span><text:span text:style-name="T63"> </text:span><text:span text:style-name="T230">built-in</text:span><text:span text:style-name="T63">,</text:span></text:p>
      <text:p text:style-name="P90"><text:span text:style-name="T64">due to the </text:span><text:span text:style-name="T231">Java 1</text:span><text:span text:style-name="T232">6</text:span><text:span text:style-name="T231"> </text:span><text:span text:style-name="T64">release date </text:span><text:span text:style-name="T65">being </text:span><text:span text:style-name="T64">only </text:span><text:span text:style-name="T231">one day before</text:span><text:span text:style-name="T64"> </text:span><text:span text:style-name="T65">the release of </text:span><text:span text:style-name="T64">Eclipse</text:span><text:span text:style-name="T58">.</text:span></text:p>
      <text:p text:style-name="P90"><text:span text:style-name="T58">B</text:span><text:span text:style-name="T59">ut you can </text:span><text:span text:style-name="T229">install</text:span><text:span text:style-name="T59"> the</text:span><text:span text:style-name="T63"> </text:span><text:span text:style-name="T230">current preview </text:span><text:span text:style-name="T63">of the</text:span><text:span text:style-name="T230"> Java 1</text:span><text:span text:style-name="T232">6</text:span><text:span text:style-name="T230"> support</text:span><text:span text:style-name="T63"> </text:span><text:span text:style-name="T214">via </text:span><text:span text:style-name="T215">the</text:span><text:span text:style-name="T214"> Eclipse Marketplace</text:span><text:span text:style-name="T63">.</text:span></text:p>
      <text:p text:style-name="P9"/>
      <text:p text:style-name="P10"><text:span text:style-name="T283">Let's have a look at the </text:span><text:span text:style-name="T23">improvements</text:span><text:span text:style-name="T283"> that are </text:span><text:span text:style-name="T23">built in</text:span><text:span text:style-name="T283">.</text:span></text:p>
      <text:p text:style-name="P9"/>
      <text:p text:style-name="P92"><text:span text:style-name="T67">There </text:span><text:span text:style-name="T66">are </text:span><text:span text:style-name="T196">16</text:span><text:span text:style-name="T197"> new cleanup functions</text:span><text:span text:style-name="T66">.</text:span></text:p>
      <text:p text:style-name="P93"><text:span text:style-name="T105">They </text:span><text:span text:style-name="T107">can </text:span><text:span text:style-name="T105">improve </text:span><text:span text:style-name="T222">readability</text:span><text:span text:style-name="T105">,</text:span></text:p>
      <text:p text:style-name="P93"><text:span text:style-name="T105">for example by using </text:span><text:span text:style-name="T224">new language features</text:span><text:span text:style-name="T105"> or </text:span><text:span text:style-name="T106">by</text:span><text:span text:style-name="T105"> </text:span><text:span text:style-name="T224">removing unnecessary</text:span><text:span text:style-name="T105"> code,</text:span></text:p>
      <text:p text:style-name="P93"><text:span text:style-name="T105">and </text:span><text:span text:style-name="T106">they can</text:span><text:span text:style-name="T105"> improve </text:span><text:span text:style-name="T224">performance</text:span><text:span text:style-name="T105">.</text:span></text:p>
      <text:p text:style-name="P93"><text:span text:style-name="T100">You can </text:span><text:span text:style-name="T222">apply</text:span><text:span text:style-name="T100"> a </text:span><text:span text:style-name="T222">set of cleanup</text:span><text:span text:style-name="T100"> functions to a single </text:span><text:span text:style-name="T222">file</text:span><text:span text:style-name="T100">,</text:span></text:p>
      <text:p text:style-name="P93"><text:span text:style-name="T104">to </text:span><text:span text:style-name="T100">one or more </text:span><text:span text:style-name="T222">packages</text:span><text:span text:style-name="T100"> or </text:span><text:span text:style-name="T104">even to </text:span><text:span text:style-name="T100">multiple </text:span><text:span text:style-name="T222">projects</text:span><text:span text:style-name="T100"> in </text:span><text:span text:style-name="T222">one go</text:span><text:span text:style-name="T100">.</text:span></text:p>
      <text:p text:style-name="P82"><text:span text:style-name="T28">Or you can use them </text:span><text:span text:style-name="T22">as safe actions</text:span><text:span text:style-name="T28"> to </text:span><text:span text:style-name="T22">prevent</text:span><text:span text:style-name="T28"> </text:span><text:span text:style-name="T29">your</text:span><text:span text:style-name="T28"> code from </text:span><text:span text:style-name="T22">eroding</text:span><text:span text:style-name="T28">.</text:span></text:p>
      <text:p text:style-name="P13"/>
      <text:p text:style-name="P92"><text:span text:style-name="T60">Let’s go quickly, through the list of the </text:span><text:span text:style-name="T68">16</text:span><text:span text:style-name="T60"> new clean-up functions.</text:span></text:p>
      <text:p text:style-name="P14">There are</text:p>
      <text:p text:style-name="P161"><text:span text:style-name="T60">- </text:span><text:span text:style-name="T233">3</text:span><text:span text:style-name="T60"> functions </text:span><text:span text:style-name="T68">to </text:span><text:span text:style-name="T233">use new language</text:span><text:span text:style-name="T68"> </text:span><text:span text:style-name="T71">and system library</text:span><text:span text:style-name="T233"> features</text:span></text:p>
      <text:p text:style-name="P99"><text:span text:style-name="T68"><text:s/></text:span><text:span text:style-name="T71"><text:s/></text:span><text:span text:style-name="T68">in the </text:span><text:span text:style-name="T233">new</text:span><text:span text:style-name="T68"> </text:span><text:span text:style-name="T122">Java Feature</text:span><text:span text:style-name="T169"> </text:span><text:span text:style-name="T170">tab</text:span><text:span text:style-name="T60">, […]</text:span></text:p>
      <text:p text:style-name="P94"><text:span text:style-name="T60">- </text:span><text:span text:style-name="T234">2</text:span><text:span text:style-name="T69"> functions in the </text:span><text:span text:style-name="T234">new</text:span><text:span text:style-name="T69"> </text:span><text:span text:style-name="T123">Source Fixing</text:span><text:span text:style-name="T69"> tab</text:span></text:p>
      <text:p text:style-name="P94"><text:span text:style-name="T60"><text:s text:c="2"/></text:span><text:span text:style-name="T100">use them with care, they </text:span><text:span text:style-name="T222">might alter the behavior</text:span><text:span text:style-name="T100"> of your code!</text:span><text:span text:style-name="T60"> […]</text:span></text:p>
      <text:p text:style-name="P94"><text:span text:style-name="T60">- </text:span><text:span text:style-name="T234">2</text:span><text:span text:style-name="T60"> new </text:span><text:span text:style-name="T122">Code Style</text:span><text:span text:style-name="T59"> </text:span><text:span text:style-name="T60">functions, […]</text:span></text:p>
      <text:p text:style-name="P15">- <text:span text:style-name="T9">1</text:span> <text:span text:style-name="T286">function </text:span>to remove <text:span text:style-name="T16">d</text:span><text:span text:style-name="T9">uplicate code</text:span> […]</text:p>
      <text:p text:style-name="P16">- <text:span text:style-name="T284">and </text:span><text:span text:style-name="T16">3</text:span><text:span text:style-name="T284"> </text:span><text:span text:style-name="T286">functions </text:span>to remove <text:span text:style-name="T9">unnecessary code</text:span> […]</text:p>
      <text:p text:style-name="P92"><text:span text:style-name="T60">- </text:span><text:span text:style-name="T100">and last but not least</text:span><text:span text:style-name="T70"><text:line-break/> <text:s/></text:span><text:span text:style-name="T226">5</text:span><text:span text:style-name="T60"> </text:span><text:span text:style-name="T61">new </text:span><text:span text:style-name="T60">functions to </text:span><text:span text:style-name="T227">optimize</text:span><text:span text:style-name="T60"> your code </text:span><text:span text:style-name="T70">for better performance.</text:span></text:p>
      <text:p text:style-name="P12"/>
      <text:p text:style-name="P89"><text:span text:style-name="T285">###</text:span>[fast spoken start, <text:span text:style-name="T278">at least the list items</text:span>]<text:span text:style-name="T285">###</text:span></text:p>
      <text:p text:style-name="P96"><text:span text:style-name="T173">The </text:span><text:span text:style-name="T201">3</text:span><text:span text:style-name="T171"> functions </text:span><text:span text:style-name="T168">i</text:span><text:span text:style-name="T57">n the new </text:span><text:span text:style-name="T122">Java Feature</text:span><text:span text:style-name="T169"> </text:span><text:span text:style-name="T170">tab</text:span></text:p>
      <text:p text:style-name="P69">that brings together cleanups to make use of new Java language features</text:p>
      <text:p text:style-name="P98"><text:span text:style-name="T154">and new stuff provided by the system library</text:span><text:span text:style-name="T172"> </text:span><text:span text:style-name="T173">are</text:span><text:span text:style-name="T170">:</text:span></text:p>
      <text:p text:style-name="P162"><text:span text:style-name="T171">- </text:span><text:span text:style-name="T124">Pattern matching for instance</text:span><text:span text:style-name="T282">_</text:span><text:span text:style-name="T124">of </text:span><text:span text:style-name="T125">requiring</text:span></text:p>
      <text:p text:style-name="P162"><text:span text:style-name="T125"><text:s text:c="2"/></text:span><text:span text:style-name="T172">which requires </text:span><text:span text:style-name="T171">Java 15 with preview features </text:span><text:span text:style-name="T172">enabled,</text:span></text:p>
      <text:p text:style-name="P98"><text:span text:style-name="T171">- </text:span><text:span text:style-name="T124">Use Comparator.comparing()</text:span><text:span text:style-name="T171"> </text:span><text:span text:style-name="T172">that can be used with Java 8 or higher </text:span><text:span text:style-name="T173">and</text:span></text:p>
      <text:p text:style-name="P98"><text:span text:style-name="T172">- </text:span><text:span text:style-name="T125">Use Multi-catch </text:span><text:span text:style-name="T173">for Java 7 or higher</text:span></text:p>
      <text:p text:style-name="P57"/>
      <text:p text:style-name="P97"><text:span text:style-name="T173">The </text:span><text:span text:style-name="T202">2</text:span><text:span text:style-name="T171"> functions </text:span><text:span text:style-name="T168">i</text:span><text:span text:style-name="T57">n the new </text:span><text:span text:style-name="T122">Source Fixing</text:span><text:span text:style-name="T169"> </text:span><text:span text:style-name="T170">tab</text:span></text:p>
      <text:p text:style-name="P99"><text:span text:style-name="T154">that might alter the behavior of your code</text:span><text:span text:style-name="T172"> </text:span><text:span text:style-name="T173">are</text:span><text:span text:style-name="T170">:</text:span></text:p>
      <text:p text:style-name="P99"><text:span text:style-name="T171">- </text:span><text:span text:style-name="T126">Avoid Object.equals() or String.equalsIgnoreCase() on null objects</text:span></text:p>
      <text:p text:style-name="P100"><text:span text:style-name="T173"><text:s text:c="2"/></text:span><text:span text:style-name="T154">by swapping what is compared with what,</text:span></text:p>
      <text:p text:style-name="P100"><text:span text:style-name="T173"><text:s text:c="2"/></text:span><text:span text:style-name="T154">so the compare method is called on the object that cannot be null</text:span></text:p>
      <text:p text:style-name="P99"><text:span text:style-name="T171">- </text:span><text:span text:style-name="T126">Compare to zero</text:span><text:span text:style-name="T173"> </text:span><text:span text:style-name="T154">instead of to 1 or </text:span><text:span text:style-name="T155">to </text:span><text:span text:style-name="T154">-1 which is a common mistake</text:span></text:p>
      <text:p text:style-name="P58"/>
      <text:p text:style-name="P95"><text:span text:style-name="T60">The </text:span><text:span text:style-name="T235">2</text:span><text:span text:style-name="T60"> new </text:span><text:span text:style-name="T122">Code Style</text:span><text:span text:style-name="T59"> </text:span><text:span text:style-name="T60">functions are:</text:span></text:p>
      <text:p text:style-name="P95"><text:span text:style-name="T60">- </text:span><text:span text:style-name="T124">Reduce indentation when possible</text:span></text:p>
      <text:p text:style-name="P163"><text:span text:style-name="T60"><text:s text:c="2"/></text:span><text:span text:style-name="T154">by, </text:span><text:span text:style-name="T166">i</text:span><text:span text:style-name="T156">n case</text:span><text:span text:style-name="T154"> the </text:span><text:span text:style-name="T143">if</text:span><text:span text:style-name="T154"> branch contains a </text:span><text:span text:style-name="T143">return</text:span><text:span text:style-name="T154">, </text:span><text:span text:style-name="T143">continue</text:span><text:span text:style-name="T154">, or </text:span><text:span text:style-name="T143">break,</text:span></text:p>
      <text:p text:style-name="P163"><text:span text:style-name="T60"><text:s text:c="2"/></text:span><text:span text:style-name="T154">pulling up what is contained in the </text:span><text:span text:style-name="T143">else</text:span><text:span text:style-name="T154"> branch;</text:span></text:p>
      <text:p text:style-name="P101"><text:span text:style-name="T60"><text:s text:c="2"/></text:span><text:span text:style-name="T154">if needed, </text:span><text:span text:style-name="T156">the </text:span><text:span text:style-name="T144">if</text:span><text:span text:style-name="T156"> and </text:span><text:span text:style-name="T144">else</text:span><text:span text:style-name="T156"> branches will be swapped by negating the </text:span><text:span text:style-name="T143">if</text:span><text:span text:style-name="T154"> condition,</text:span></text:p>
      <text:p text:style-name="P101"><text:span text:style-name="T171"><text:s text:c="2"/></text:span><text:span text:style-name="T154">so that </text:span><text:span text:style-name="T156">the cleanup can be </text:span><text:span text:style-name="T154">applied</text:span></text:p>
      <text:p text:style-name="P95"><text:span text:style-name="T60">- </text:span><text:span text:style-name="T124">Extract increment/decrement from statement</text:span></text:p>
      <text:p text:style-name="P95"><text:span text:style-name="T60"><text:s text:c="2"/></text:span><text:span text:style-name="T154">because that’s easier to read, </text:span><text:span text:style-name="T166">isn’t it</text:span></text:p>
      <text:p text:style-name="P18"/>
      <text:p text:style-name="P14">The new function<text:span text:style-name="T281"> in the </text:span><text:span text:style-name="T12">duplicate code</text:span><text:span text:style-name="T275"> </text:span><text:span text:style-name="T281">tab </text:span><text:span text:style-name="T287">is</text:span><text:span text:style-name="T277">:</text:span></text:p>
      <text:p text:style-name="P81"><text:span text:style-name="T30">- </text:span><text:span text:style-name="T37">Pull down common code from if/else statement</text:span></text:p>
      <text:p text:style-name="P102"><text:span text:style-name="T59"><text:s text:c="2"/></text:span><text:span text:style-name="T154">which will applied </text:span><text:span text:style-name="T210">even</text:span><text:span text:style-name="T154"> here,<text:line-break/></text:span><text:span text:style-name="T169"> <text:s/></text:span><text:span text:style-name="T154">because the incrementing of </text:span><text:span text:style-name="T120">i</text:span><text:span text:style-name="T154"> was detected to be the same – </text:span><text:span text:style-name="T157">that’s cool, isn’t it?</text:span></text:p>
      <text:p text:style-name="P23"/>
      <text:p text:style-name="P92"><text:span text:style-name="T60">The </text:span><text:span text:style-name="T236">3</text:span><text:span text:style-name="T60"> new function</text:span><text:span text:style-name="T72">s</text:span><text:span text:style-name="T60"> to remove </text:span><text:span text:style-name="T228">u</text:span><text:span text:style-name="T227">nnecessary</text:span><text:span text:style-name="T229"> code</text:span><text:span text:style-name="T59"> </text:span><text:span text:style-name="T62">are:</text:span></text:p>
      <text:p text:style-name="P19"><text:span text:style-name="T276">- </text:span><text:span text:style-name="T31">Redundant String.substring() parameter</text:span></text:p>
      <text:p text:style-name="P102"><text:span text:style-name="T122"><text:s text:c="2"/></text:span><text:span text:style-name="T154">removes the second parameter if </text:span><text:span text:style-name="T158">it</text:span><text:span text:style-name="T154"> is the length of the string</text:span></text:p>
      <text:p text:style-name="P19"><text:span text:style-name="T41">- </text:span><text:span text:style-name="T31">Unreachable block</text:span></text:p>
      <text:p text:style-name="P104"><text:span text:style-name="T122"><text:s text:c="2"/></text:span><text:span text:style-name="T154">removes </text:span><text:span text:style-name="T159">dead code – </text:span><text:span text:style-name="T145">isValid</text:span><text:span text:style-name="T159"> is just swapped with </text:span><text:span text:style-name="T145">isFound</text:span><text:span text:style-name="T159"> here</text:span></text:p>
      <text:p text:style-name="P20"><text:span text:style-name="T41">- </text:span><text:span text:style-name="T31">Convert loop into if when possible</text:span></text:p>
      <text:p text:style-name="P17"/>
      <text:p text:style-name="P92"><text:span text:style-name="T62">And and last but not least, the </text:span><text:span text:style-name="T226">5</text:span><text:span text:style-name="T62"> new </text:span><text:span text:style-name="T228">o</text:span><text:span text:style-name="T229">ptimization</text:span><text:span text:style-name="T59"> </text:span><text:span text:style-name="T62">functions are:</text:span></text:p>
      <text:p text:style-name="P17"><text:span text:style-name="T276">- </text:span><text:span text:style-name="T31">Convert fields into local variables if the use is only local</text:span></text:p>
      <text:p text:style-name="P105"><text:span text:style-name="T122"><text:s text:c="2"/></text:span><text:span text:style-name="T154">which means the field is private, not final,</text:span></text:p>
      <text:p text:style-name="P105"><text:span text:style-name="T127"><text:s text:c="2"/></text:span><text:span text:style-name="T154">does not have annotations and its previous </text:span><text:span text:style-name="T160">set </text:span><text:span text:style-name="T154">value is </text:span><text:span text:style-name="T160">never</text:span><text:span text:style-name="T154"> read</text:span></text:p>
      <text:p text:style-name="P19"><text:span text:style-name="T41">- </text:span><text:span text:style-name="T31">Make inner classes static where possible</text:span></text:p>
      <text:p text:style-name="P19"><text:span text:style-name="T31"><text:s text:c="2"/></text:span><text:span text:style-name="T45">when the inner class uses nothing from its outer class</text:span></text:p>
      <text:p text:style-name="P19"><text:span text:style-name="T41">- </text:span><text:span text:style-name="T31">Use String.replace() instead of String.replaceAll() when possible</text:span></text:p>
      <text:p text:style-name="P157"><text:span text:style-name="T31"><text:s text:c="2"/></text:span><text:span text:style-name="T45">for </text:span><text:span text:style-name="T51">faster</text:span><text:span text:style-name="T45"> </text:span><text:span text:style-name="T48">(</text:span><text:span text:style-name="T45">at least in newer Java versions</text:span><text:span text:style-name="T48">)</text:span><text:span text:style-name="T45"> plain string replacing</text:span></text:p>
      <text:p text:style-name="P21"><text:span text:style-name="T31"><text:s text:c="2"/></text:span><text:span text:style-name="T45">when no regular expression is used</text:span></text:p>
      <text:p text:style-name="P19"><text:span text:style-name="T41">- </text:span><text:span text:style-name="T31">Primitive comparison</text:span></text:p>
      <text:p text:style-name="P106"><text:span text:style-name="T122"><text:s text:c="2"/></text:span><text:span text:style-name="T160">this </text:span><text:span text:style-name="T161">will </text:span><text:span text:style-name="T160">also speed up your code and</text:span><text:span text:style-name="T161"> </text:span><text:span text:style-name="T160">will require less memory</text:span><text:span text:style-name="T161"> </text:span></text:p>
      <text:p text:style-name="P22"><text:span text:style-name="T41">- </text:span><text:span text:style-name="T31">Primitive parsing</text:span></text:p>
      <text:p text:style-name="P107"><text:span text:style-name="T122"><text:s text:c="2"/></text:span><text:span text:style-name="T162">like in </text:span><text:span text:style-name="T146">Primitive comparison</text:span><text:span text:style-name="T162">,</text:span></text:p>
      <text:p text:style-name="P107"><text:span text:style-name="T122"><text:s text:c="2"/></text:span><text:span text:style-name="T162">th</text:span><text:span text:style-name="T166">is avoids th</text:span><text:span text:style-name="T162">e c</text:span><text:span text:style-name="T161">reation of a</text:span><text:span text:style-name="T160"> primitive wrapper </text:span><text:span text:style-name="T161">objects</text:span></text:p>
      <text:p text:style-name="P95"><text:span text:style-name="T270">###</text:span><text:span text:style-name="T271">[/fast spoken </text:span><text:span text:style-name="T272">end</text:span><text:span text:style-name="T271">]</text:span><text:span text:style-name="T270">###</text:span></text:p>
      <text:p text:style-name="P11"/>
      <text:p text:style-name="P60">Besides these cleanup functions,</text:p>
      <text:p text:style-name="P108"><text:span text:style-name="T75">there are also </text:span><text:span text:style-name="T237">new functions in the Java editor</text:span></text:p>
      <text:p text:style-name="P108"><text:span text:style-name="T75">that are helpful </text:span><text:span text:style-name="T83">while writing</text:span><text:span text:style-name="T75"> code.</text:span></text:p>
      <text:p text:style-name="P25"/>
      <text:p text:style-name="P109"><text:span text:style-name="T75">For expressions returning a</text:span><text:span text:style-name="T76">n</text:span><text:span text:style-name="T75"> </text:span><text:span text:style-name="T128">AutoClosable</text:span></text:p>
      <text:p text:style-name="P109"><text:span text:style-name="T75">there's a new </text:span><text:span text:style-name="T76">Q</text:span><text:span text:style-name="T75">uick </text:span><text:span text:style-name="T76">A</text:span><text:span text:style-name="T75">ssist (</text:span><text:span text:style-name="T219">Ctrl+1</text:span><text:span text:style-name="T76">) </text:span><text:span text:style-name="T75">available:</text:span></text:p>
      <text:p text:style-name="P109"><text:span text:style-name="T138">Assign to new local variable in try-with-resources</text:span><text:span text:style-name="T75"> </text:span></text:p>
      <text:p text:style-name="P110"><text:span text:style-name="T75">That's </text:span><text:span text:style-name="T149">Assign statement to new local variable</text:span><text:span text:style-name="T148"> […]</text:span></text:p>
      <text:p text:style-name="P110"><text:span text:style-name="T174">and </text:span><text:span text:style-name="T150">Surround With</text:span><text:span text:style-name="T148"> […] </text:span><text:span text:style-name="T150">Try-with-resources Block</text:span><text:span text:style-name="T75"> in one.</text:span></text:p>
      <text:p text:style-name="P26"/>
      <text:p text:style-name="P61">Independent which way you choose</text:p>
      <text:p text:style-name="P61">to surround auto-closeable statements in a <text:span text:style-name="T9">try-with-resources</text:span> statement,</text:p>
      <text:p text:style-name="P110"><text:span text:style-name="T288">i</text:span><text:span text:style-name="T57">n the case where the existing code </text:span><text:span text:style-name="T225">catches or throws</text:span><text:span text:style-name="T57"> an </text:span><text:span text:style-name="T225">exception</text:span></text:p>
      <text:p text:style-name="P110"><text:span text:style-name="T57">that </text:span><text:span text:style-name="T225">sub-classes </text:span><text:span text:style-name="T57">the</text:span><text:span text:style-name="T225"> </text:span><text:span text:style-name="T238">catched </text:span><text:span text:style-name="T225">exceptions</text:span><text:span text:style-name="T57">,</text:span></text:p>
      <text:p text:style-name="P110"><text:span text:style-name="T57">an </text:span><text:span text:style-name="T219">additional catch clause</text:span><text:span text:style-name="T57"> will </text:span><text:span text:style-name="T77">now </text:span><text:span text:style-name="T57">be added </text:span><text:span text:style-name="T220">to</text:span><text:span text:style-name="T219"> rethrow</text:span><text:span text:style-name="T225"> the </text:span><text:span text:style-name="T238">more specific </text:span><text:span text:style-name="T225">exception</text:span><text:span text:style-name="T57">.</text:span></text:p>
      <text:p text:style-name="P27"/>
      <text:p text:style-name="P111"><text:span text:style-name="T57">There is a </text:span><text:span text:style-name="T225">new </text:span><text:span text:style-name="T238">Quick </text:span><text:span text:style-name="T225">Fix</text:span><text:span text:style-name="T75"> (</text:span><text:span text:style-name="T219">Ctrl+1</text:span><text:span text:style-name="T76">)</text:span><text:span text:style-name="T57"> </text:span></text:p>
      <text:p text:style-name="P112"><text:span text:style-name="T78">for </text:span><text:span text:style-name="T239">sealed classes</text:span><text:span text:style-name="T78"> </text:span><text:span text:style-name="T161">– sealed classes are a preview feature in Java 15 –</text:span></text:p>
      <text:p text:style-name="P33">declaring a class or interface as permitted that does not exist,</text:p>
      <text:p text:style-name="P112"><text:span text:style-name="T78">to </text:span><text:span text:style-name="T219">create</text:span><text:span text:style-name="T78"> </text:span><text:span text:style-name="T79">the </text:span><text:span text:style-name="T108">missing</text:span><text:span text:style-name="T219"> permitted class </text:span><text:span text:style-name="T108">or</text:span><text:span text:style-name="T219"> interface</text:span><text:span text:style-name="T78">.</text:span></text:p>
      <text:p text:style-name="P33"/>
      <text:p text:style-name="P113"><text:span text:style-name="T77">T</text:span><text:span text:style-name="T57">he </text:span><text:span text:style-name="T219">coloring of restricted identifiers</text:span><text:span text:style-name="T77"> </text:span><text:span text:style-name="T57">like </text:span><text:span text:style-name="T147">var</text:span><text:span text:style-name="T57"> can now be changed:</text:span></text:p>
      <text:p text:style-name="P114"><text:span text:style-name="T80">in the </text:span><text:span text:style-name="T240">preferences</text:span><text:span text:style-name="T80"> […] </text:span><text:span text:style-name="T129">Java</text:span><text:span text:style-name="T80"> […] </text:span><text:span text:style-name="T129">Editor</text:span><text:span text:style-name="T80"> […] </text:span><text:span text:style-name="T130">Syntax Coloring</text:span></text:p>
      <text:p text:style-name="P115"><text:span text:style-name="T80">s</text:span><text:span text:style-name="T57">elect </text:span><text:span text:style-name="T129">Java</text:span><text:span text:style-name="T80"> […] </text:span><text:span text:style-name="T131">R</text:span><text:span text:style-name="T129">estricted identifiers</text:span><text:span text:style-name="T80"> […] </text:span><text:span text:style-name="T57">and choose a </text:span><text:span text:style-name="T225">different </text:span><text:span text:style-name="T241">font </text:span><text:span text:style-name="T225">color </text:span><text:span text:style-name="T81">and/or style</text:span></text:p>
      <text:p text:style-name="P62">[…] than for keywords.</text:p>
      <text:p text:style-name="P28"/>
      <text:p text:style-name="P131"><text:span text:style-name="T77">T</text:span><text:span text:style-name="T57">here are also </text:span><text:span text:style-name="T84">performance improvements.</text:span></text:p>
      <text:p text:style-name="P39"/>
      <text:p text:style-name="P132"><text:span text:style-name="T84">The Eclipse IDE 2021-03 </text:span><text:span text:style-name="T242">starts</text:span><text:span text:style-name="T84"> a </text:span><text:span text:style-name="T242">bit faster</text:span><text:span text:style-name="T84"> </text:span><text:span text:style-name="T85">than previous versions.</text:span></text:p>
      <text:p text:style-name="P40"/>
      <text:p text:style-name="P133"><text:span text:style-name="T85">The </text:span><text:span text:style-name="T243">Java </text:span><text:span text:style-name="T244">s</text:span><text:span text:style-name="T243">earch</text:span><text:span text:style-name="T85">, </text:span><text:span text:style-name="T243">type hierarchy</text:span><text:span text:style-name="T85"> and </text:span><text:span text:style-name="T243">other</text:span><text:span text:style-name="T85"> </text:span><text:span text:style-name="T86">things</text:span></text:p>
      <text:p text:style-name="P133"><text:span text:style-name="T86">based on</text:span><text:span text:style-name="T85"> the Java index are </text:span><text:span text:style-name="T243">sped up </text:span><text:span text:style-name="T85">by the </text:span><text:span text:style-name="T243">new</text:span><text:span text:style-name="T85"> </text:span><text:span text:style-name="T219">parallel index search</text:span><text:span text:style-name="T85">.</text:span></text:p>
      <text:p text:style-name="P32"/>
      <text:p text:style-name="P44"><text:span text:style-name="T7">Non-blocking Java code completion</text:span> <text:span text:style-name="T46">was introduced three releases ago.</text:span></text:p>
      <text:p text:style-name="P44">But in order to use it, <text:span text:style-name="T9">all extensions</text:span> had to be <text:span text:style-name="T9">adapted first</text:span>.</text:p>
      <text:p text:style-name="P43">In the <text:span text:style-name="T35">Eclipse IDE for Enterprise Java Developers</text:span> it took a bit longer.</text:p>
      <text:p text:style-name="P142"><text:span text:style-name="T95">From </text:span><text:span text:style-name="T249">now</text:span><text:span text:style-name="T248"> </text:span><text:span text:style-name="T249">on</text:span><text:span text:style-name="T96">, </text:span><text:span text:style-name="T95">in </text:span><text:span text:style-name="T248">all Java IDEs</text:span><text:span text:style-name="T95"> </text:span><text:span text:style-name="T96">the code completion is </text:span><text:span text:style-name="T248">no</text:span><text:span text:style-name="T250">n-</text:span><text:span text:style-name="T248">blocking</text:span><text:span text:style-name="T95">,</text:span></text:p>
      <text:p text:style-name="P68">unless a plugin that you have installed prevents it.</text:p>
      <text:p text:style-name="P68">Non-blocked means</text:p>
      <text:p text:style-name="P142"><text:span text:style-name="T95">that </text:span><text:span text:style-name="T248">even when </text:span><text:span text:style-name="T95">you </text:span><text:span text:style-name="T248">type </text:span><text:span text:style-name="T249">quicker</text:span><text:span text:style-name="T95"> </text:span><text:span text:style-name="T248">than</text:span><text:span text:style-name="T95"> it takes to calculate the </text:span><text:span text:style-name="T248">proposals</text:span><text:span text:style-name="T95">,</text:span></text:p>
      <text:p text:style-name="P142"><text:span text:style-name="T95">the </text:span><text:span text:style-name="T96">typed </text:span><text:span text:style-name="T248">characters</text:span><text:span text:style-name="T95"> will be </text:span><text:span text:style-name="T248">displayed without delay</text:span><text:span text:style-name="T95">.</text:span></text:p>
      <text:p text:style-name="P143"><text:span text:style-name="T95">Even if you don't really recognize it, it </text:span><text:span text:style-name="T108">doesn't feel sluggish anymore</text:span><text:span text:style-name="T95">, </text:span><text:span text:style-name="T97">does it?</text:span></text:p>
      <text:p text:style-name="P35"/>
      <text:p text:style-name="P34"><text:span text:style-name="T7">External null annotations</text:span> <text:span text:style-name="T297">can be used also </text:span><text:span text:style-name="T7">for generated source code</text:span><text:span text:style-name="T297"> now.</text:span></text:p>
      <text:p text:style-name="P65">External annotations were introduced</text:p>
      <text:p text:style-name="P65">to <text:span text:style-name="T9">add null annotations</text:span> to <text:span text:style-name="T9">not-editable</text:span> library classes a long time ago.</text:p>
      <text:p text:style-name="P67">But when <text:span text:style-name="T9">re-generat</text:span><text:span text:style-name="T17">ing</text:span> sources <text:span text:style-name="T9">overwrites</text:span> changes made,</text:p>
      <text:p text:style-name="P66">annotations cannot be added to <text:span text:style-name="T9">generated source code either</text:span>.</text:p>
      <text:p text:style-name="P41">For this purpose,</text:p>
      <text:p text:style-name="P134"><text:span text:style-name="T86">external null annotations can </text:span><text:span text:style-name="T244">now also</text:span><text:span text:style-name="T86"> be used </text:span><text:span text:style-name="T244">for a source folder</text:span><text:span text:style-name="T86">.</text:span></text:p>
      <text:p text:style-name="P135"><text:span text:style-name="T244">R</text:span><text:span text:style-name="T245">ight-click</text:span><text:span text:style-name="T87"> the </text:span><text:span text:style-name="T245">source folder</text:span><text:span text:style-name="T87"> </text:span><text:span text:style-name="T165">that contains</text:span><text:span text:style-name="T161"> the generated code</text:span></text:p>
      <text:p text:style-name="P36">and choose <text:span text:style-name="T31">Build Path</text:span><text:span text:style-name="T50"> […] </text:span><text:span text:style-name="T31">Configure Build Path</text:span>.</text:p>
      <text:p text:style-name="P36"><text:span text:style-name="T9">Select</text:span> the <text:span text:style-name="T31">External annotations</text:span> sub-node and click <text:span text:style-name="T31">Edit</text:span>.</text:p>
      <text:p text:style-name="P135"><text:span text:style-name="T87">Choose as </text:span><text:span text:style-name="T135">Workspace location</text:span><text:span text:style-name="T87"> the folder </text:span><text:span text:style-name="T92">that should</text:span><text:span text:style-name="T87"> store the added annotations.</text:span></text:p>
      <text:p text:style-name="P70">In order to use external annotations,</text:p>
      <text:p text:style-name="P137"><text:span text:style-name="T88">in </text:span><text:span text:style-name="T136">Java Compiler</text:span><text:span text:style-name="T175"> […] </text:span><text:span text:style-name="T136">Errors/Warnings</text:span><text:span text:style-name="T175"> […] </text:span><text:span text:style-name="T178">in the </text:span><text:span text:style-name="T136">Null analysis</text:span><text:span text:style-name="T178"> section</text:span><text:span text:style-name="T175"> […]</text:span></text:p>
      <text:p text:style-name="P137"><text:span text:style-name="T178">tick the checkbox </text:span><text:span text:style-name="T136">Enable annotation-based null analysis</text:span><text:span text:style-name="T178">.</text:span></text:p>
      <text:p text:style-name="P136"><text:span text:style-name="T87">And since, </text:span><text:span text:style-name="T165">unfortunately,</text:span><text:span text:style-name="T87"> the system library </text:span><text:span text:style-name="T89">does not contain</text:span><text:span text:style-name="T87"> </text:span><text:span text:style-name="T151">null</text:span><text:span text:style-name="T87"> annotations,</text:span></text:p>
      <text:p text:style-name="P136"><text:span text:style-name="T87">a </text:span><text:span text:style-name="T135">null annotations library</text:span><text:span text:style-name="T87"> is required as well.</text:span></text:p>
      <text:p text:style-name="P71">Now, having done all that,</text:p>
      <text:p text:style-name="P71">we are ready to add a <text:span text:style-name="T40">null</text:span> annotation to the generated code.</text:p>
      <text:p text:style-name="P29"><text:span text:style-name="T298">F</text:span>or example, to disallow <text:span text:style-name="T40">null</text:span> on this parameter here,</text:p>
      <text:p text:style-name="P29"><text:span text:style-name="T9">navigate</text:span> <text:span text:style-name="T298">via F3 or Ctrl+click </text:span><text:span text:style-name="T9">to </text:span><text:span text:style-name="T18">the</text:span><text:span text:style-name="T9"> </text:span><text:span text:style-name="T18">declaration</text:span><text:span text:style-name="T298">.</text:span></text:p>
      <text:p text:style-name="P138"><text:span text:style-name="T165">In the declaration,</text:span><text:span text:style-name="T90"> select </text:span><text:span text:style-name="T89">not the name, but the type and </text:span><text:span text:style-name="T90">hit</text:span><text:span text:style-name="T89"> </text:span><text:span text:style-name="T219">Ctrl+1</text:span><text:span text:style-name="T89">.</text:span></text:p>
      <text:p text:style-name="P37">This gives you two options,</text:p>
      <text:p text:style-name="P37">to add the <text:span text:style-name="T9">non-null</text:span> <text:span text:style-name="T50">[…] </text:span>or to add the <text:span text:style-name="T9">nullable</text:span> annotation<text:span text:style-name="T50"> […]</text:span></text:p>
      <text:p text:style-name="P37">or <text:span text:style-name="T47">when an annotation has already been added,</text:span> to remove it.</text:p>
      <text:p text:style-name="P155">The benefit for all that effort is that</text:p>
      <text:p text:style-name="P164"><text:span text:style-name="T98">you will get an </text:span><text:span text:style-name="T251">error</text:span><text:span text:style-name="T98"> that</text:span><text:span text:style-name="T91"> the parameter </text:span><text:span text:style-name="T246">must not be null</text:span><text:span text:style-name="T91"> </text:span><text:span text:style-name="T98">here </text:span><text:span text:style-name="T175">[…]</text:span></text:p>
      <text:p text:style-name="P38"><text:span text:style-name="T49">or here, </text:span><text:span text:style-name="T47">when this methods returns a non-null string,</text:span><text:span text:style-name="T49"> </text:span><text:span text:style-name="T50">[…]</text:span></text:p>
      <text:p text:style-name="P165"><text:span text:style-name="T184">a </text:span><text:span text:style-name="T208">dead code</text:span><text:span text:style-name="T184"> </text:span><text:span text:style-name="T209">warning</text:span><text:span text:style-name="T184">.</text:span></text:p>
      <text:p text:style-name="P30"/>
      <text:p text:style-name="P139"><text:span text:style-name="T110">M</text:span><text:span text:style-name="T108">inor improvements</text:span><text:span text:style-name="T93"> have been made to </text:span><text:span text:style-name="T219">trace- and breakpoints</text:span><text:span text:style-name="T93">:</text:span></text:p>
      <text:p text:style-name="P42"><text:span text:style-name="T9">T</text:span><text:span text:style-name="T19">racepoints</text:span><text:span text:style-name="T288"> </text:span>can <text:span text:style-name="T306">now also </text:span>be <text:span text:style-name="T9">toggled via</text:span> <text:span text:style-name="T299">the </text:span><text:span text:style-name="T9">right </text:span><text:span text:style-name="T19">editor ruler</text:span><text:span text:style-name="T288"> </text:span>right-click menu<text:span text:style-name="T288">.</text:span></text:p>
      <text:p text:style-name="P139"><text:span text:style-name="T99">And r</text:span><text:span text:style-name="T93">egular </text:span><text:span text:style-name="T238">breakpoint</text:span><text:span text:style-name="T247">s</text:span><text:span text:style-name="T93"> can now be </text:span><text:span text:style-name="T247">toggled</text:span><text:span text:style-name="T93">,</text:span></text:p>
      <text:p text:style-name="P139"><text:span text:style-name="T247">even</text:span><text:span text:style-name="T93"> when </text:span><text:span text:style-name="T247">some</text:span><text:span text:style-name="T93"> of the</text:span><text:span text:style-name="T77"> </text:span><text:span text:style-name="T93">selected </text:span><text:span text:style-name="T238">methods </text:span><text:span text:style-name="T247">are </text:span><text:span text:style-name="T238">abstract</text:span><text:span text:style-name="T77">.</text:span></text:p>
      <text:p text:style-name="P140"><text:span text:style-name="T93">And </text:span><text:span text:style-name="T94">in the </text:span><text:span text:style-name="T137">Breakpoints</text:span><text:span text:style-name="T77"> </text:span><text:span text:style-name="T238">view</text:span><text:span text:style-name="T77">,</text:span></text:p>
      <text:p text:style-name="P140"><text:span text:style-name="T94">the right-click menu contains the new item</text:span><text:span text:style-name="T77"> </text:span><text:span text:style-name="T137">Disable All</text:span><text:span text:style-name="T94">.</text:span></text:p>
      <text:p text:style-name="P31"/>
      <text:p text:style-name="P24"/>
      <text:p text:style-name="P78"><text:span text:style-name="T260">### </text:span><text:span text:style-name="T261">G</text:span><text:span text:style-name="T263">eneral </text:span><text:span text:style-name="T260">###</text:span></text:p>
      <text:p text:style-name="P84"/>
      <text:p text:style-name="P56">In the <text:span text:style-name="T39">Console</text:span><text:span text:style-name="T7"> view</text:span> you can no<text:span text:style-name="T301">w </text:span><text:span text:style-name="T302">in the same way as in text editors</text:span><text:span text:style-name="T301"> </text:span>use <text:span text:style-name="T7">Ctrl+K</text:span></text:p>
      <text:p text:style-name="P146">to find <text:span text:style-name="T9">next occurrence</text:span> <text:span text:style-name="T308">of the </text:span>currently selected string</text:p>
      <text:p text:style-name="P146">or <text:span text:style-name="T9">next hit</text:span> of your last Find dialog query.</text:p>
      <text:p text:style-name="P144"><text:span text:style-name="T194">Ctrl</text:span><text:span text:style-name="T195">+</text:span><text:span text:style-name="T200">Shift</text:span><text:span text:style-name="T194">+K</text:span><text:span text:style-name="T179"> i</text:span><text:span text:style-name="T180">s for</text:span><text:span text:style-name="T204"> f</text:span><text:span text:style-name="T205">ind </text:span><text:span text:style-name="T204">p</text:span><text:span text:style-name="T205">revious</text:span><text:span text:style-name="T177">.</text:span></text:p>
      <text:p text:style-name="P147"/>
      <text:p text:style-name="P72">By the way, in the <text:span text:style-name="T31">Console</text:span> view and in <text:span text:style-name="T9">text editors</text:span>,</text:p>
      <text:p text:style-name="P144"><text:span text:style-name="T177">you can now </text:span><text:span text:style-name="T199">scroll horizontally</text:span></text:p>
      <text:p text:style-name="P144"><text:span text:style-name="T180">via</text:span><text:span text:style-name="T177"> </text:span><text:span text:style-name="T205">Shift plus mouse wheel</text:span><text:span text:style-name="T177"> </text:span><text:span text:style-name="T185">or</text:span><text:span text:style-name="T177"> via </text:span><text:span text:style-name="T205">touchpad gestures</text:span><text:span text:style-name="T177">.</text:span></text:p>
      <text:p text:style-name="P56"/>
      <text:p text:style-name="P151">The <text:span text:style-name="T36">Open Resource</text:span><text:span text:style-name="T303"> dialog </text:span>(<text:span text:style-name="T7">Ctrl+Shift+R</text:span>) <text:span text:style-name="T303">shows </text:span>now <text:span text:style-name="T7">also projects</text:span><text:span text:style-name="T303">,</text:span></text:p>
      <text:p text:style-name="P159"><text:span text:style-name="T181">to </text:span><text:span text:style-name="T206">show</text:span><text:span text:style-name="T181"> a project </text:span><text:span text:style-name="T206">in</text:span><text:span text:style-name="T181"> the </text:span><text:span text:style-name="T152">Package</text:span><text:span text:style-name="T181"> or </text:span><text:span text:style-name="T152">Project Explorer</text:span><text:span text:style-name="T181"> or in </text:span><text:span text:style-name="T182">an</text:span><text:span text:style-name="T181">other </text:span><text:span text:style-name="T206">view</text:span><text:span text:style-name="T181">. </text:span></text:p>
      <text:p text:style-name="P150"/>
      <text:p text:style-name="P152">In <text:span text:style-name="T9">l</text:span><text:span text:style-name="T21">aunch configuration</text:span><text:span text:style-name="T304">s</text:span><text:span text:style-name="T303">, </text:span>in the<text:span text:style-name="T303"> </text:span><text:span text:style-name="T36">Common</text:span><text:span text:style-name="T303"> tab, </text:span>there is a new <text:span text:style-name="T9">checkbox</text:span></text:p>
      <text:p text:style-name="P156">Terminate child-processes if terminating the launched process</text:p>
      <text:p text:style-name="P154">which is enabled for same behavior as in previous Eclipse.</text:p>
      <text:p text:style-name="P160"><text:span text:style-name="T183">When</text:span><text:span text:style-name="T182"> </text:span><text:span text:style-name="T207">enabled</text:span><text:span text:style-name="T182">, the </text:span><text:span text:style-name="T207">child-processes</text:span><text:span text:style-name="T182"> started </text:span><text:span text:style-name="T207">by</text:span><text:span text:style-name="T182"> the </text:span><text:span text:style-name="T207">launch configuration</text:span></text:p>
      <text:p text:style-name="P166"><text:span text:style-name="T183">will be</text:span><text:span text:style-name="T182"> </text:span><text:span text:style-name="T207">also terminated</text:span><text:span text:style-name="T182"> when </text:span><text:span text:style-name="T183">you</text:span><text:span text:style-name="T182"> terminat</text:span><text:span text:style-name="T183">e the</text:span><text:span text:style-name="T182"> launch configuration.</text:span><text:span text:style-name="T184"> </text:span><text:span text:style-name="T175">[…]</text:span></text:p>
      <text:p text:style-name="P153"><text:span text:style-name="T9">Otherwise</text:span>, the child-processes will <text:span text:style-name="T9">keep running</text:span>.</text:p>
      <text:p text:style-name="P149"/>
      <text:p text:style-name="P59"/>
      <text:p text:style-name="P79"><text:span text:style-name="T266">### </text:span><text:span text:style-name="T267">G</text:span><text:span text:style-name="T268">it</text:span><text:span text:style-name="T269"> </text:span><text:span text:style-name="T266">###</text:span></text:p>
      <text:p text:style-name="P8"/>
      <text:p text:style-name="P45">In <text:span text:style-name="T309">the</text:span> <text:span text:style-name="T9">Git support</text:span>, <text:span text:style-name="T6">signing</text:span> has been improved in <text:span text:style-name="T9">three</text:span> ways:</text:p>
      <text:p text:style-name="P45"/>
      <text:p text:style-name="P116"><text:span text:style-name="T212">First</text:span><text:span text:style-name="T112">,</text:span></text:p>
      <text:p text:style-name="P122"><text:span text:style-name="T254">for signing</text:span><text:span text:style-name="T112"> an </text:span><text:span text:style-name="T217">external GPG</text:span></text:p>
      <text:p text:style-name="P130">instead of the built-in Bouncy Castle Java crypto library can be used.</text:p>
      <text:p text:style-name="P116"><text:span text:style-name="T161">This is helpful </text:span><text:span text:style-name="T163">in</text:span><text:span text:style-name="T161"> cases where Bouncy Castle is not able to access the keys.</text:span></text:p>
      <text:p text:style-name="P118"><text:span text:style-name="T82">I</text:span><text:span text:style-name="T80">n the </text:span><text:span text:style-name="T240">preferences</text:span><text:span text:style-name="T80"> […] </text:span><text:span text:style-name="T132">Version Control</text:span><text:span text:style-name="T80"> […] </text:span><text:span text:style-name="T132">Git</text:span><text:span text:style-name="T80"> […] </text:span><text:span text:style-name="T130">Co</text:span><text:span text:style-name="T132">mmitt</text:span><text:span text:style-name="T130">ing</text:span></text:p>
      <text:p text:style-name="P117">choose for signing <text:span text:style-name="T31">External GPG</text:span><text:span text:style-name="T24">.</text:span></text:p>
      <text:p text:style-name="P167"><text:span text:style-name="T161">The </text:span><text:span text:style-name="T211">field </text:span><text:span text:style-name="T121">GPG Executable</text:span><text:span text:style-name="T161"> can be </text:span><text:span text:style-name="T211">left blank</text:span><text:span text:style-name="T161">.</text:span></text:p>
      <text:p text:style-name="P167"><text:span text:style-name="T161">It is only </text:span><text:span text:style-name="T167">when </text:span><text:span text:style-name="T161">the GPG executable cannot be found </text:span><text:span text:style-name="T167">or to specify a special one.</text:span></text:p>
      <text:p text:style-name="P48">When the <text:span text:style-name="T32">External GPG</text:span> instead of <text:span text:style-name="T42">Bouncy Castle library</text:span><text:span text:style-name="T289"> </text:span>is chosen,</text:p>
      <text:p text:style-name="P50">the GPG executable can also be configured</text:p>
      <text:p text:style-name="P122"><text:span text:style-name="T113">in the </text:span><text:span text:style-name="T255">Git config</text:span><text:span text:style-name="T113"> </text:span><text:span text:style-name="T115">via</text:span><text:span text:style-name="T113"> the </text:span><text:span text:style-name="T140">gpg</text:span><text:span text:style-name="T273">.</text:span><text:span text:style-name="T140">program</text:span><text:span text:style-name="T113"> entry,</text:span></text:p>
      <text:p text:style-name="P63">which overrides the <text:span text:style-name="T40">GPG Executable</text:span> field.</text:p>
      <text:p text:style-name="P49"/>
      <text:p text:style-name="P119"><text:span text:style-name="T252">Second</text:span><text:span text:style-name="T111">,</text:span></text:p>
      <text:p text:style-name="P121"><text:span text:style-name="T217">signatures</text:span><text:span text:style-name="T109"> can be </text:span><text:span text:style-name="T217">verified</text:span><text:span text:style-name="T114"> now, which is disabled by default.</text:span></text:p>
      <text:p text:style-name="P54">To enable it,</text:p>
      <text:p text:style-name="P122"><text:span text:style-name="T114">go to </text:span><text:span text:style-name="T80">the </text:span><text:span text:style-name="T240">preferences</text:span><text:span text:style-name="T80"> […] </text:span><text:span text:style-name="T132">Version Control</text:span><text:span text:style-name="T80"> […] </text:span><text:span text:style-name="T132">Git</text:span><text:span text:style-name="T80"> […] </text:span><text:span text:style-name="T133">History</text:span><text:span text:style-name="T175"> […]</text:span></text:p>
      <text:p text:style-name="P121"><text:span text:style-name="T114">and tick the checkbox</text:span><text:span text:style-name="T113"> </text:span><text:span text:style-name="T141">Verify Signatures</text:span><text:span text:style-name="T113">.</text:span></text:p>
      <text:p text:style-name="P120"><text:span text:style-name="T113">T</text:span><text:span text:style-name="T111">hen you can see in the </text:span><text:span text:style-name="T139">History</text:span><text:span text:style-name="T252"> view</text:span><text:span text:style-name="T111"> in the header of the revision comment</text:span></text:p>
      <text:p text:style-name="P120"><text:span text:style-name="T111">whether it’s a </text:span><text:span text:style-name="T252">good or bad signature</text:span><text:span text:style-name="T111">.</text:span></text:p>
      <text:p text:style-name="P48"/>
      <text:p text:style-name="P5">Third,</text:p>
      <text:p text:style-name="P53">also <text:span text:style-name="T6">tags can be signed</text:span> <text:span text:style-name="T292">now,</text:span> <text:span text:style-name="T46">but not yet verified.</text:span></text:p>
      <text:p text:style-name="P52"><text:span text:style-name="T290">In the </text:span><text:span text:style-name="T40">Create </text:span><text:span text:style-name="T43">New Tag </text:span><text:span text:style-name="T291">dialog,</text:span></text:p>
      <text:p text:style-name="P52"><text:span text:style-name="T291">there is the new </text:span><text:span text:style-name="T33">Create a signed annotated tag</text:span><text:span text:style-name="T291"> checkbox for that.</text:span></text:p>
      <text:p text:style-name="P64">Ticking this checkbox will always result in annotated tags,</text:p>
      <text:p text:style-name="P64">even with an empty message, since lightweight tags</text:p>
      <text:p text:style-name="P64">that have neither a message nor an author cannot be signed.</text:p>
      <text:p text:style-name="P51"/>
      <text:p text:style-name="P158">The <text:span text:style-name="T38">Properties</text:span><text:span text:style-name="T6"> view</text:span><text:span text:style-name="T293"> </text:span>shows details of the <text:span text:style-name="T55">in the </text:span><text:span text:style-name="T44">Git Repositories</text:span><text:span text:style-name="T55"> view </text:span><text:span text:style-name="T6">selected </text:span><text:span text:style-name="T8">tag</text:span><text:span text:style-name="T293">.</text:span></text:p>
      <text:p text:style-name="P123"><text:span text:style-name="T116">When the</text:span><text:span text:style-name="T117">re is a</text:span><text:span text:style-name="T116"> </text:span><text:span text:style-name="T257">T</text:span><text:span text:style-name="T256">ag target</text:span><text:span text:style-name="T116"> </text:span><text:span text:style-name="T117">that refers </text:span><text:span text:style-name="T119">to a</text:span><text:span text:style-name="T116"> commit </text:span><text:span text:style-name="T119">and you have selected it,</text:span></text:p>
      <text:p text:style-name="P123"><text:span text:style-name="T257">buttons</text:span><text:span text:style-name="T117"> are displayed, </text:span><text:span text:style-name="T176">to </text:span><text:span text:style-name="T203">open</text:span><text:span text:style-name="T176"> the commit in the </text:span><text:span text:style-name="T134">Commit Viewer</text:span><text:span text:style-name="T176"> </text:span><text:span text:style-name="T175">[…]</text:span></text:p>
      <text:p text:style-name="P125"><text:span text:style-name="T117">a</text:span><text:span text:style-name="T111">nd </text:span><text:span text:style-name="T252">to </text:span><text:span text:style-name="T256">show</text:span><text:span text:style-name="T116"> the commit in the </text:span><text:span text:style-name="T142">History</text:span><text:span text:style-name="T116"> </text:span><text:span text:style-name="T111">view.</text:span></text:p>
      <text:p text:style-name="P47"/>
      <text:p text:style-name="P126"><text:span text:style-name="T116">Cloning and </text:span><text:span text:style-name="T217">fetching</text:span><text:span text:style-name="T116"> is now faster,</text:span></text:p>
      <text:p text:style-name="P126"><text:span text:style-name="T118">when</text:span><text:span text:style-name="T116"> the remote server supports the </text:span><text:span text:style-name="T217">more efficient </text:span><text:span text:style-name="T221">Git </text:span><text:span text:style-name="T217">V2 protocol</text:span></text:p>
      <text:p text:style-name="P124"><text:span text:style-name="T161">which is now tried to be used </text:span><text:span text:style-name="T164">for that </text:span><text:span text:style-name="T161">by default.</text:span></text:p>
      <text:p text:style-name="P46"/>
      <text:p text:style-name="P46"/>
      <text:p text:style-name="P80"><text:span text:style-name="T260">### </text:span><text:span text:style-name="T261">W</text:span><text:span text:style-name="T264">eb</text:span><text:span text:style-name="T265"> </text:span><text:span text:style-name="T260">###</text:span></text:p>
      <text:p text:style-name="P85"/>
      <text:p text:style-name="P141"><text:span text:style-name="T193">The e</text:span><text:span text:style-name="T190">mbedded </text:span><text:span text:style-name="T198">language servers</text:span><text:span text:style-name="T191"> </text:span><text:span text:style-name="T161">supporting XML and web technologies</text:span></text:p>
      <text:p text:style-name="P141"><text:span text:style-name="T191">have been</text:span><text:span text:style-name="T190"> </text:span><text:span text:style-name="T213">updated</text:span><text:span text:style-name="T190">,</text:span></text:p>
      <text:p text:style-name="P141"><text:span text:style-name="T190">which brings </text:span><text:span text:style-name="T161">among other improvements</text:span><text:span text:style-name="T193"> </text:span><text:span text:style-name="T9">TypeScript 4.1 support</text:span><text:span text:style-name="T176"> </text:span><text:span text:style-name="T175">[…]</text:span></text:p>
      <text:p text:style-name="P141"><text:span text:style-name="T300">and </text:span><text:span text:style-name="T295">in </text:span><text:span text:style-name="T20">JavaScript</text:span><text:span text:style-name="T295"> </text:span><text:span text:style-name="T296">files </text:span><text:span text:style-name="T295">navigation for </text:span><text:span text:style-name="T34">see</text:span><text:span text:style-name="T20"> targets</text:span><text:span text:style-name="T295">.</text:span></text:p>
      <text:p text:style-name="P73"/>
      <text:p text:style-name="P73"><text:span text:style-name="T294">The </text:span><text:span text:style-name="T40">Eclipse IDE for JavaScript and Web Developers</text:span></text:p>
      <text:p text:style-name="P127"><text:span text:style-name="T188">is</text:span><text:span text:style-name="T186"> no longer provided as part of </text:span><text:span text:style-name="T187">this</text:span><text:span text:style-name="T186"> quarterly rolling release,</text:span></text:p>
      <text:p text:style-name="P74">but will likely be provided more frequently</text:p>
      <text:p text:style-name="P128"><text:span text:style-name="T188">directly </text:span><text:span text:style-name="T187">by the Eclipse Wild Web Developer </text:span><text:span text:style-name="T192">t</text:span><text:span text:style-name="T187">eam.</text:span></text:p>
      <text:p text:style-name="P75">Go to github.com/eclipse/wildwebdeveloper</text:p>
      <text:p text:style-name="P129"><text:span text:style-name="T189">and follow the link in the </text:span><text:span text:style-name="T153">“Get it Now!”</text:span><text:span text:style-name="T189"> section.</text:span></text:p>
      <text:p text:style-name="P3"/>
      <text:p text:style-name="P3"/>
      <text:p text:style-name="P88">### Outro ###</text:p>
      <text:p text:style-name="P87"/>
      <text:p text:style-name="P55"><text:span text:style-name="T52">These were some of the </text:span><text:span text:style-name="T10">Java </text:span><text:span text:style-name="T11">IDE</text:span><text:span text:style-name="T52"> improvements</text:span></text:p>
      <text:p text:style-name="P103"><text:span text:style-name="T258">of the </text:span><text:span text:style-name="T253">quarterly </text:span><text:span text:style-name="T73">Rolling</text:span><text:span text:style-name="T74"> Release </text:span><text:span text:style-name="T217">March</text:span><text:span text:style-name="T218"> 202</text:span><text:span text:style-name="T217">1</text:span><text:span text:style-name="T259">.</text:span></text:p>
      <text:p text:style-name="P55"/>
      <text:p text:style-name="P7">If you <text:span text:style-name="T274">have missed</text:span> some versions, you might want to watch the previous videos, too.</text:p>
      <text:p text:style-name="P1"/>
      <text:p text:style-name="P4"><text:span text:style-name="T53">Thank</text:span><text:span text:style-name="T54">s</text:span> for watching and <text:span text:style-name="T53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03-11T11:26:03.242000000</dc:date>
    <meta:editing-duration>P2DT21H23M57S</meta:editing-duration>
    <meta:editing-cycles>43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7" meta:word-count="1831" meta:character-count="10673" meta:non-whitespace-character-count="8995"/>
  </office:meta>
</office:document-meta>
</file>